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1133">
            <text:p>1133</text:p>
          </table:table-cell>
          <table:table-cell table:formula="of:=IF(AND([.B2]&gt;[.E2];[.C2]=0);1;&quot;&quot;)">
            <text:p/>
          </table:table-cell>
          <table:table-cell table:formula="of:=IF(AND([.B2]&lt;=[.E2];[.C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 office:value-type="float" office:value="1">
            <text:p>1</text:p>
          </table:table-cell>
          <table:table-cell table:formula="of:=IF(OR(AND([.G2]=1;[.I2]=1);AND([.F2]=1;[.H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222">
            <text:p>1222</text:p>
          </table:table-cell>
          <table:table-cell office:value-type="float" office:value="1">
            <text:p>1</text:p>
          </table:table-cell>
          <table:table-cell office:value-type="float" office:value="1225">
            <text:p>1225</text:p>
          </table:table-cell>
          <table:table-cell office:value-type="float" office:value="1189">
            <text:p>1189</text:p>
          </table:table-cell>
          <table:table-cell table:formula="of:=IF(AND([.B3]&gt;[.E3];[.C3]=0);1;&quot;&quot;)">
            <text:p/>
          </table:table-cell>
          <table:table-cell table:formula="of:=IF(AND([.B3]&lt;=[.E3];[.C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 office:value-type="float" office:value="1">
            <text:p>1</text:p>
          </table:table-cell>
          <table:table-cell table:formula="of:=IF(OR(AND([.G3]=1;[.I3]=1);AND([.F3]=1;[.H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791">
            <text:p>791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10">
            <text:p>1510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485">
            <text:p>1485</text:p>
          </table:table-cell>
          <table:table-cell table:formula="of:=IF(AND([.B5]&gt;[.E5];[.C5]=0);1;&quot;&quot;)">
            <text:p/>
          </table:table-cell>
          <table:table-cell table:formula="of:=IF(AND([.B5]&lt;=[.E5];[.C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 office:value-type="float" office:value="1">
            <text:p>1</text:p>
          </table:table-cell>
          <table:table-cell table:formula="of:=IF(OR(AND([.G5]=1;[.I5]=1);AND([.F5]=1;[.H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office:value-type="float" office:value="845">
            <text:p>845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805">
            <text:p>805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51">
            <text:p>1051</text:p>
          </table:table-cell>
          <table:table-cell office:value-type="float" office:value="1032">
            <text:p>1032</text:p>
          </table:table-cell>
          <table:table-cell table:formula="of:=IF(AND([.B8]&gt;[.E8];[.C8]=0);1;&quot;&quot;)">
            <text:p/>
          </table:table-cell>
          <table:table-cell table:formula="of:=IF(AND([.B8]&lt;=[.E8];[.C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 office:value-type="float" office:value="1">
            <text:p>1</text:p>
          </table:table-cell>
          <table:table-cell table:formula="of:=IF(OR(AND([.G8]=1;[.I8]=1);AND([.F8]=1;[.H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27">
            <text:p>1427</text:p>
          </table:table-cell>
          <table:table-cell office:value-type="float" office:value="1">
            <text:p>1</text:p>
          </table:table-cell>
          <table:table-cell office:value-type="float" office:value="1444">
            <text:p>1444</text:p>
          </table:table-cell>
          <table:table-cell office:value-type="float" office:value="1375">
            <text:p>1375</text:p>
          </table:table-cell>
          <table:table-cell table:formula="of:=IF(AND([.B9]&gt;[.E9];[.C9]=0);1;&quot;&quot;)">
            <text:p/>
          </table:table-cell>
          <table:table-cell table:formula="of:=IF(AND([.B9]&lt;=[.E9];[.C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 office:value-type="float" office:value="1">
            <text:p>1</text:p>
          </table:table-cell>
          <table:table-cell table:formula="of:=IF(OR(AND([.G9]=1;[.I9]=1);AND([.F9]=1;[.H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82">
            <text:p>682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61">
            <text:p>661</text:p>
          </table:table-cell>
          <table:table-cell table:formula="of:=IF(AND([.B10]&gt;[.E10];[.C10]=0);1;&quot;&quot;)">
            <text:p/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 office:value-type="float" office:value="1">
            <text:p>1</text:p>
          </table:table-cell>
          <table:table-cell table:formula="of:=IF(OR(AND([.G10]=1;[.I10]=1);AND([.F10]=1;[.H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3270">
            <text:p>13270</text:p>
          </table:table-cell>
          <table:table-cell office:value-type="float" office:value="1">
            <text:p>1</text:p>
          </table:table-cell>
          <table:table-cell office:value-type="float" office:value="13262">
            <text:p>13262</text:p>
          </table:table-cell>
          <table:table-cell office:value-type="float" office:value="12800">
            <text:p>12800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2006">
            <text:p>2006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302">
            <text:p>1302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81">
            <text:p>2981</text:p>
          </table:table-cell>
          <table:table-cell office:value-type="float" office:value="1">
            <text:p>1</text:p>
          </table:table-cell>
          <table:table-cell office:value-type="float" office:value="2987">
            <text:p>2987</text:p>
          </table:table-cell>
          <table:table-cell office:value-type="float" office:value="2842">
            <text:p>2842</text:p>
          </table:table-cell>
          <table:table-cell table:formula="of:=IF(AND([.B14]&gt;[.E14];[.C14]=0);1;&quot;&quot;)">
            <text:p/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 office:value-type="float" office:value="1">
            <text:p>1</text:p>
          </table:table-cell>
          <table:table-cell table:formula="of:=IF(OR(AND([.G14]=1;[.I14]=1);AND([.F14]=1;[.H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742">
            <text:p>1742</text:p>
          </table:table-cell>
          <table:table-cell table:formula="of:=IF(AND([.B15]&gt;[.E15];[.C15]=0);1;&quot;&quot;)">
            <text:p/>
          </table:table-cell>
          <table:table-cell table:formula="of:=IF(AND([.B15]&lt;=[.E15];[.C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 office:value-type="float" office:value="1">
            <text:p>1</text:p>
          </table:table-cell>
          <table:table-cell table:formula="of:=IF(OR(AND([.G15]=1;[.I15]=1);AND([.F15]=1;[.H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 office:value-type="float" office:value="1223">
            <text:p>1223</text:p>
          </table:table-cell>
          <table:table-cell table:formula="of:=IF(AND([.B16]&gt;[.E16];[.C16]=0);1;&quot;&quot;)">
            <text:p/>
          </table:table-cell>
          <table:table-cell table:formula="of:=IF(AND([.B16]&lt;=[.E16];[.C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940">
            <text:p>940</text:p>
          </table:table-cell>
          <table:table-cell table:formula="of:=IF(AND([.B17]&gt;[.E17];[.C17]=0);1;&quot;&quot;)">
            <text:p/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 office:value-type="float" office:value="1">
            <text:p>1</text:p>
          </table:table-cell>
          <table:table-cell table:formula="of:=IF(OR(AND([.G17]=1;[.I17]=1);AND([.F17]=1;[.H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office:value-type="float" office:value="1802">
            <text:p>1802</text:p>
          </table:table-cell>
          <table:table-cell office:value-type="float" office:value="1745">
            <text:p>1745</text:p>
          </table:table-cell>
          <table:table-cell table:formula="of:=IF(AND([.B18]&gt;[.E18];[.C18]=0);1;&quot;&quot;)">
            <text:p/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 office:value-type="float" office:value="1261">
            <text:p>1261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249">
            <text:p>4249</text:p>
          </table:table-cell>
          <table:table-cell office:value-type="float" office:value="3945">
            <text:p>3945</text:p>
          </table:table-cell>
          <table:table-cell table:formula="of:=IF(AND([.B20]&gt;[.E20];[.C20]=0);1;&quot;&quot;)">
            <text:p/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21">
            <text:p>1221</text:p>
          </table:table-cell>
          <table:table-cell office:value-type="float" office:value="1">
            <text:p>1</text:p>
          </table:table-cell>
          <table:table-cell office:value-type="float" office:value="1226">
            <text:p>1226</text:p>
          </table:table-cell>
          <table:table-cell office:value-type="float" office:value="1190">
            <text:p>1190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 office:value-type="float" office:value="1">
            <text:p>1</text:p>
          </table:table-cell>
          <table:table-cell table:formula="of:=IF(OR(AND([.G21]=1;[.I21]=1);AND([.F21]=1;[.H21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420">
            <text:p>5420</text:p>
          </table:table-cell>
          <table:table-cell office:value-type="float" office:value="1">
            <text:p>1</text:p>
          </table:table-cell>
          <table:table-cell office:value-type="float" office:value="5362">
            <text:p>5362</text:p>
          </table:table-cell>
          <table:table-cell office:value-type="float" office:value="5220">
            <text:p>5220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645">
            <text:p>464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345">
            <text:p>4345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6819">
            <text:p>6819</text:p>
          </table:table-cell>
          <table:table-cell office:value-type="float" office:value="6410">
            <text:p>6410</text:p>
          </table:table-cell>
          <table:table-cell table:formula="of:=IF(AND([.B24]&gt;[.E24];[.C24]=0);1;&quot;&quot;)">
            <text:p/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 office:value-type="float" office:value="1">
            <text:p>1</text:p>
          </table:table-cell>
          <table:table-cell table:formula="of:=IF(OR(AND([.G24]=1;[.I24]=1);AND([.F24]=1;[.H24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float" office:value="19711">
            <text:p>19711</text:p>
          </table:table-cell>
          <table:table-cell office:value-type="float" office:value="18530">
            <text:p>1853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office:value-type="float" office:value="2799">
            <text:p>2799</text:p>
          </table:table-cell>
          <table:table-cell office:value-type="float" office:value="2665">
            <text:p>2665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89">
            <text:p>1889</text:p>
          </table:table-cell>
          <table:table-cell office:value-type="float" office:value="1870">
            <text:p>1870</text:p>
          </table:table-cell>
          <table:table-cell table:formula="of:=IF(AND([.B27]&gt;[.E27];[.C27]=0);1;&quot;&quot;)">
            <text:p/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 office:value-type="float" office:value="1">
            <text:p>1</text:p>
          </table:table-cell>
          <table:table-cell table:formula="of:=IF(OR(AND([.G27]=1;[.I27]=1);AND([.F27]=1;[.H27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42">
            <text:p>1142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  <table:table-cell office:value-type="float" office:value="1078">
            <text:p>1078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680">
            <text:p>4680</text:p>
          </table:table-cell>
          <table:table-cell office:value-type="float" office:value="4480">
            <text:p>4480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88">
            <text:p>5188</text:p>
          </table:table-cell>
          <table:table-cell office:value-type="float" office:value="5060">
            <text:p>506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float" office:value="822">
            <text:p>822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28">
            <text:p>1928</text:p>
          </table:table-cell>
          <table:table-cell office:value-type="float" office:value="1">
            <text:p>1</text:p>
          </table:table-cell>
          <table:table-cell office:value-type="float" office:value="1930">
            <text:p>1930</text:p>
          </table:table-cell>
          <table:table-cell office:value-type="float" office:value="1844">
            <text:p>1844</text:p>
          </table:table-cell>
          <table:table-cell table:formula="of:=IF(AND([.B32]&gt;[.E32];[.C32]=0);1;&quot;&quot;)">
            <text:p/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460">
            <text:p>460</text:p>
          </table:table-cell>
          <table:table-cell table:formula="of:=IF(AND([.B33]&gt;[.E33];[.C33]=0);1;&quot;&quot;)">
            <text:p/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80">
            <text:p>2180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1975">
            <text:p>1975</text:p>
          </table:table-cell>
          <table:table-cell table:formula="of:=IF(AND([.B34]&gt;[.E34];[.C34]=0);1;&quot;&quot;)" office:value-type="float" office:value="1">
            <text:p>1</text:p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812">
            <text:p>2812</text:p>
          </table:table-cell>
          <table:table-cell office:value-type="float" office:value="1">
            <text:p>1</text:p>
          </table:table-cell>
          <table:table-cell office:value-type="float" office:value="2757">
            <text:p>2757</text:p>
          </table:table-cell>
          <table:table-cell office:value-type="float" office:value="2685">
            <text:p>2685</text:p>
          </table:table-cell>
          <table:table-cell table:formula="of:=IF(AND([.B35]&gt;[.E35];[.C35]=0);1;&quot;&quot;)">
            <text:p/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16">
            <text:p>2216</text:p>
          </table:table-cell>
          <table:table-cell office:value-type="float" office:value="1">
            <text:p>1</text:p>
          </table:table-cell>
          <table:table-cell office:value-type="float" office:value="2218">
            <text:p>2218</text:p>
          </table:table-cell>
          <table:table-cell office:value-type="float" office:value="2120">
            <text:p>2120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 office:value-type="float" office:value="1">
            <text:p>1</text:p>
          </table:table-cell>
          <table:table-cell table:formula="of:=IF(OR(AND([.G36]=1;[.I36]=1);AND([.F36]=1;[.H36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58">
            <text:p>1158</text:p>
          </table:table-cell>
          <table:table-cell table:formula="of:=IF(AND([.B37]&gt;[.E37];[.C37]=0);1;&quot;&quot;)">
            <text:p/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4002">
            <text:p>4002</text:p>
          </table:table-cell>
          <table:table-cell office:value-type="float" office:value="1">
            <text:p>1</text:p>
          </table:table-cell>
          <table:table-cell office:value-type="float" office:value="3962">
            <text:p>3962</text:p>
          </table:table-cell>
          <table:table-cell office:value-type="float" office:value="3895">
            <text:p>3895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01">
            <text:p>1701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869">
            <text:p>2869</text:p>
          </table:table-cell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float" office:value="2696">
            <text:p>2696</text:p>
          </table:table-cell>
          <table:table-cell table:formula="of:=IF(AND([.B40]&gt;[.E40];[.C40]=0);1;&quot;&quot;)">
            <text:p/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660">
            <text:p>8660</text:p>
          </table:table-cell>
          <table:table-cell office:value-type="float" office:value="1">
            <text:p>1</text:p>
          </table:table-cell>
          <table:table-cell office:value-type="float" office:value="8585">
            <text:p>8585</text:p>
          </table:table-cell>
          <table:table-cell office:value-type="float" office:value="8360">
            <text:p>8360</text:p>
          </table:table-cell>
          <table:table-cell table:formula="of:=IF(AND([.B41]&gt;[.E41];[.C41]=0);1;&quot;&quot;)">
            <text:p/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285">
            <text:p>7285</text:p>
          </table:table-cell>
          <table:table-cell office:value-type="float" office:value="7190">
            <text:p>719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49">
            <text:p>1449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395">
            <text:p>1395</text:p>
          </table:table-cell>
          <table:table-cell table:formula="of:=IF(AND([.B43]&gt;[.E43];[.C43]=0);1;&quot;&quot;)">
            <text:p/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 office:value-type="float" office:value="1">
            <text:p>1</text:p>
          </table:table-cell>
          <table:table-cell table:formula="of:=IF(OR(AND([.G43]=1;[.I43]=1);AND([.F43]=1;[.H43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41">
            <text:p>1841</text:p>
          </table:table-cell>
          <table:table-cell office:value-type="float" office:value="1">
            <text:p>1</text:p>
          </table:table-cell>
          <table:table-cell office:value-type="float" office:value="1842">
            <text:p>1842</text:p>
          </table:table-cell>
          <table:table-cell office:value-type="float" office:value="1734">
            <text:p>1734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 office:value-type="float" office:value="1">
            <text:p>1</text:p>
          </table:table-cell>
          <table:table-cell table:formula="of:=IF(OR(AND([.G44]=1;[.I44]=1);AND([.F44]=1;[.H44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375">
            <text:p>3375</text:p>
          </table:table-cell>
          <table:table-cell office:value-type="float" office:value="1">
            <text:p>1</text:p>
          </table:table-cell>
          <table:table-cell office:value-type="float" office:value="3394">
            <text:p>3394</text:p>
          </table:table-cell>
          <table:table-cell office:value-type="float" office:value="3240">
            <text:p>3240</text:p>
          </table:table-cell>
          <table:table-cell table:formula="of:=IF(AND([.B45]&gt;[.E45];[.C45]=0);1;&quot;&quot;)">
            <text:p/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 office:value-type="float" office:value="1">
            <text:p>1</text:p>
          </table:table-cell>
          <table:table-cell table:formula="of:=IF(OR(AND([.G45]=1;[.I45]=1);AND([.F45]=1;[.H45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70">
            <text:p>2670</text:p>
          </table:table-cell>
          <table:table-cell office:value-type="float" office:value="1">
            <text:p>1</text:p>
          </table:table-cell>
          <table:table-cell office:value-type="float" office:value="2661">
            <text:p>2661</text:p>
          </table:table-cell>
          <table:table-cell office:value-type="float" office:value="2663">
            <text:p>2663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office:value-type="float" office:value="3600">
            <text:p>3600</text:p>
          </table:table-cell>
          <table:table-cell office:value-type="float" office:value="3525">
            <text:p>3525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248">
            <text:p>248</text:p>
          </table:table-cell>
          <table:table-cell table:formula="of:=IF(AND([.B48]&gt;[.E48];[.C48]=0);1;&quot;&quot;)">
            <text:p/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 office:value-type="float" office:value="1">
            <text:p>1</text:p>
          </table:table-cell>
          <table:table-cell table:formula="of:=IF(OR(AND([.G48]=1;[.I48]=1);AND([.F48]=1;[.H48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50">
            <text:p>3050</text:p>
          </table:table-cell>
          <table:table-cell office:value-type="float" office:value="1">
            <text:p>1</text:p>
          </table:table-cell>
          <table:table-cell office:value-type="float" office:value="3032">
            <text:p>3032</text:p>
          </table:table-cell>
          <table:table-cell office:value-type="float" office:value="2813">
            <text:p>2813</text:p>
          </table:table-cell>
          <table:table-cell table:formula="of:=IF(AND([.B49]&gt;[.E49];[.C49]=0);1;&quot;&quot;)">
            <text:p/>
          </table:table-cell>
          <table:table-cell table:formula="of:=IF(AND([.B49]&lt;=[.E49];[.C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850">
            <text:p>5850</text:p>
          </table:table-cell>
          <table:table-cell office:value-type="float" office:value="1">
            <text:p>1</text:p>
          </table:table-cell>
          <table:table-cell office:value-type="float" office:value="5800">
            <text:p>5800</text:p>
          </table:table-cell>
          <table:table-cell office:value-type="float" office:value="5510">
            <text:p>551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3670">
            <text:p>3670</text:p>
          </table:table-cell>
          <table:table-cell table:formula="of:=IF(AND([.B51]&gt;[.E51];[.C51]=0);1;&quot;&quot;)">
            <text:p/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 office:value-type="float" office:value="1">
            <text:p>1</text:p>
          </table:table-cell>
          <table:table-cell table:formula="of:=IF(OR(AND([.G51]=1;[.I51]=1);AND([.F51]=1;[.H51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6">
            <text:p>2656</text:p>
          </table:table-cell>
          <table:table-cell office:value-type="float" office:value="2550">
            <text:p>2550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676">
            <text:p>2676</text:p>
          </table:table-cell>
          <table:table-cell office:value-type="float" office:value="1">
            <text:p>1</text:p>
          </table:table-cell>
          <table:table-cell office:value-type="float" office:value="2657">
            <text:p>2657</text:p>
          </table:table-cell>
          <table:table-cell office:value-type="float" office:value="2492">
            <text:p>2492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07">
            <text:p>707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550">
            <text:p>4550</text:p>
          </table:table-cell>
          <table:table-cell office:value-type="float" office:value="1">
            <text:p>1</text:p>
          </table:table-cell>
          <table:table-cell office:value-type="float" office:value="4502">
            <text:p>4502</text:p>
          </table:table-cell>
          <table:table-cell office:value-type="float" office:value="4380">
            <text:p>4380</text:p>
          </table:table-cell>
          <table:table-cell table:formula="of:=IF(AND([.B55]&gt;[.E55];[.C55]=0);1;&quot;&quot;)">
            <text:p/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50">
            <text:p>5750</text:p>
          </table:table-cell>
          <table:table-cell office:value-type="float" office:value="5470">
            <text:p>5470</text:p>
          </table:table-cell>
          <table:table-cell table:formula="of:=IF(AND([.B56]&gt;[.E56];[.C56]=0);1;&quot;&quot;)">
            <text:p/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329">
            <text:p>4329</text:p>
          </table:table-cell>
          <table:table-cell office:value-type="float" office:value="1">
            <text:p>1</text:p>
          </table:table-cell>
          <table:table-cell office:value-type="float" office:value="4314">
            <text:p>4314</text:p>
          </table:table-cell>
          <table:table-cell office:value-type="float" office:value="4152">
            <text:p>4152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50">
            <text:p>1650</text:p>
          </table:table-cell>
          <table:table-cell office:value-type="float" office:value="1590">
            <text:p>1590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16">
            <text:p>1116</text:p>
          </table:table-cell>
          <table:table-cell office:value-type="float" office:value="1">
            <text:p>1</text:p>
          </table:table-cell>
          <table:table-cell office:value-type="float" office:value="1120">
            <text:p>1120</text:p>
          </table:table-cell>
          <table:table-cell office:value-type="float" office:value="1068">
            <text:p>1068</text:p>
          </table:table-cell>
          <table:table-cell table:formula="of:=IF(AND([.B59]&gt;[.E59];[.C59]=0);1;&quot;&quot;)">
            <text:p/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 office:value-type="float" office:value="1">
            <text:p>1</text:p>
          </table:table-cell>
          <table:table-cell table:formula="of:=IF(OR(AND([.G59]=1;[.I59]=1);AND([.F59]=1;[.H59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72">
            <text:p>1172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112">
            <text:p>1112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 office:value-type="float" office:value="1">
            <text:p>1</text:p>
          </table:table-cell>
          <table:table-cell table:formula="of:=IF(OR(AND([.G60]=1;[.I60]=1);AND([.F60]=1;[.H60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140">
            <text:p>6140</text:p>
          </table:table-cell>
          <table:table-cell office:value-type="float" office:value="1">
            <text:p>1</text:p>
          </table:table-cell>
          <table:table-cell office:value-type="float" office:value="6112">
            <text:p>6112</text:p>
          </table:table-cell>
          <table:table-cell office:value-type="float" office:value="5720">
            <text:p>572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69">
            <text:p>1969</text:p>
          </table:table-cell>
          <table:table-cell office:value-type="float" office:value="1">
            <text:p>1</text:p>
          </table:table-cell>
          <table:table-cell office:value-type="float" office:value="1969">
            <text:p>1969</text:p>
          </table:table-cell>
          <table:table-cell office:value-type="float" office:value="1861">
            <text:p>1861</text:p>
          </table:table-cell>
          <table:table-cell table:formula="of:=IF(AND([.B62]&gt;[.E62];[.C62]=0);1;&quot;&quot;)">
            <text:p/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830">
            <text:p>5830</text:p>
          </table:table-cell>
          <table:table-cell office:value-type="float" office:value="1">
            <text:p>1</text:p>
          </table:table-cell>
          <table:table-cell office:value-type="float" office:value="5796">
            <text:p>5796</text:p>
          </table:table-cell>
          <table:table-cell office:value-type="float" office:value="5530">
            <text:p>553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700">
            <text:p>3700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500">
            <text:p>3500</text:p>
          </table:table-cell>
          <table:table-cell table:formula="of:=IF(AND([.B64]&gt;[.E64];[.C64]=0);1;&quot;&quot;)">
            <text:p/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942">
            <text:p>1942</text:p>
          </table:table-cell>
          <table:table-cell office:value-type="float" office:value="1">
            <text:p>1</text:p>
          </table:table-cell>
          <table:table-cell office:value-type="float" office:value="1940">
            <text:p>1940</text:p>
          </table:table-cell>
          <table:table-cell office:value-type="float" office:value="1831">
            <text:p>1831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office:value-type="float" office:value="1882">
            <text:p>1882</text:p>
          </table:table-cell>
          <table:table-cell table:formula="of:=IF(AND([.B66]&gt;[.E66];[.C66]=0);1;&quot;&quot;)">
            <text:p/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 office:value-type="float" office:value="1">
            <text:p>1</text:p>
          </table:table-cell>
          <table:table-cell table:formula="of:=IF(OR(AND([.G66]=1;[.I66]=1);AND([.F66]=1;[.H66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820">
            <text:p>5820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20">
            <text:p>552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873">
            <text:p>1873</text:p>
          </table:table-cell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  <table:table-cell office:value-type="float" office:value="1789">
            <text:p>1789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84">
            <text:p>2184</text:p>
          </table:table-cell>
          <table:table-cell table:formula="of:=IF(AND([.B69]&gt;[.E69];[.C69]=0);1;&quot;&quot;)">
            <text:p/>
          </table:table-cell>
          <table:table-cell table:formula="of:=IF(AND([.B69]&lt;=[.E69];[.C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 office:value-type="float" office:value="1">
            <text:p>1</text:p>
          </table:table-cell>
          <table:table-cell table:formula="of:=IF(OR(AND([.G69]=1;[.I69]=1);AND([.F69]=1;[.H69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34">
            <text:p>834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float" office:value="810">
            <text:p>810</text:p>
          </table:table-cell>
          <table:table-cell table:formula="of:=IF(AND([.B70]&gt;[.E70];[.C70]=0);1;&quot;&quot;)">
            <text:p/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office:value-type="float" office:value="2110">
            <text:p>2110</text:p>
          </table:table-cell>
          <table:table-cell office:value-type="float" office:value="2015">
            <text:p>2015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5550">
            <text:p>15550</text:p>
          </table:table-cell>
          <table:table-cell office:value-type="float" office:value="1">
            <text:p>1</text:p>
          </table:table-cell>
          <table:table-cell office:value-type="float" office:value="15261">
            <text:p>15261</text:p>
          </table:table-cell>
          <table:table-cell office:value-type="float" office:value="14720">
            <text:p>1472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646">
            <text:p>2646</text:p>
          </table:table-cell>
          <table:table-cell office:value-type="float" office:value="2635">
            <text:p>2635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90">
            <text:p>5290</text:p>
          </table:table-cell>
          <table:table-cell office:value-type="float" office:value="1">
            <text:p>1</text:p>
          </table:table-cell>
          <table:table-cell office:value-type="float" office:value="5330">
            <text:p>5330</text:p>
          </table:table-cell>
          <table:table-cell office:value-type="float" office:value="5039">
            <text:p>5039</text:p>
          </table:table-cell>
          <table:table-cell table:formula="of:=IF(AND([.B74]&gt;[.E74];[.C74]=0);1;&quot;&quot;)">
            <text:p/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 office:value-type="float" office:value="1">
            <text:p>1</text:p>
          </table:table-cell>
          <table:table-cell table:formula="of:=IF(OR(AND([.G74]=1;[.I74]=1);AND([.F74]=1;[.H74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860">
            <text:p>9860</text:p>
          </table:table-cell>
          <table:table-cell office:value-type="float" office:value="0">
            <text:p>0</text:p>
          </table:table-cell>
          <table:table-cell office:value-type="float" office:value="9712">
            <text:p>9712</text:p>
          </table:table-cell>
          <table:table-cell office:value-type="float" office:value="9410">
            <text:p>9410</text:p>
          </table:table-cell>
          <table:table-cell table:formula="of:=IF(AND([.B75]&gt;[.E75];[.C75]=0);1;&quot;&quot;)" office:value-type="float" office:value="1">
            <text:p>1</text:p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 office:value-type="float" office:value="1">
            <text:p>1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72">
            <text:p>1072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034">
            <text:p>1034</text:p>
          </table:table-cell>
          <table:table-cell table:formula="of:=IF(AND([.B76]&gt;[.E76];[.C76]=0);1;&quot;&quot;)">
            <text:p/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 office:value-type="float" office:value="1">
            <text:p>1</text:p>
          </table:table-cell>
          <table:table-cell table:formula="of:=IF(OR(AND([.G76]=1;[.I76]=1);AND([.F76]=1;[.H76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35">
            <text:p>1435</text:p>
          </table:table-cell>
          <table:table-cell office:value-type="float" office:value="1">
            <text:p>1</text:p>
          </table:table-cell>
          <table:table-cell office:value-type="float" office:value="1459">
            <text:p>1459</text:p>
          </table:table-cell>
          <table:table-cell office:value-type="float" office:value="1395">
            <text:p>1395</text:p>
          </table:table-cell>
          <table:table-cell table:formula="of:=IF(AND([.B77]&gt;[.E77];[.C77]=0);1;&quot;&quot;)">
            <text:p/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 office:value-type="float" office:value="1">
            <text:p>1</text:p>
          </table:table-cell>
          <table:table-cell table:formula="of:=IF(OR(AND([.G77]=1;[.I77]=1);AND([.F77]=1;[.H77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76">
            <text:p>976</text:p>
          </table:table-cell>
          <table:table-cell office:value-type="float" office:value="916">
            <text:p>916</text:p>
          </table:table-cell>
          <table:table-cell table:formula="of:=IF(AND([.B78]&gt;[.E78];[.C78]=0);1;&quot;&quot;)">
            <text:p/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 office:value-type="float" office:value="1">
            <text:p>1</text:p>
          </table:table-cell>
          <table:table-cell table:formula="of:=IF(OR(AND([.G78]=1;[.I78]=1);AND([.F78]=1;[.H78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17">
            <text:p>1117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53">
            <text:p>1053</text:p>
          </table:table-cell>
          <table:table-cell table:formula="of:=IF(AND([.B79]&gt;[.E79];[.C79]=0);1;&quot;&quot;)">
            <text:p/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office:value-type="float" office:value="510">
            <text:p>510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761">
            <text:p>2761</text:p>
          </table:table-cell>
          <table:table-cell table:formula="of:=IF(AND([.B82]&gt;[.E82];[.C82]=0);1;&quot;&quot;)">
            <text:p/>
          </table:table-cell>
          <table:table-cell table:formula="of:=IF(AND([.B82]&lt;=[.E82];[.C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 office:value-type="float" office:value="1">
            <text:p>1</text:p>
          </table:table-cell>
          <table:table-cell table:formula="of:=IF(OR(AND([.G82]=1;[.I82]=1);AND([.F82]=1;[.H82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49">
            <text:p>549</text:p>
          </table:table-cell>
          <table:table-cell table:formula="of:=IF(AND([.B83]&gt;[.E83];[.C83]=0);1;&quot;&quot;)">
            <text:p/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 office:value-type="float" office:value="1">
            <text:p>1</text:p>
          </table:table-cell>
          <table:table-cell table:formula="of:=IF(OR(AND([.G83]=1;[.I83]=1);AND([.F83]=1;[.H83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45">
            <text:p>2945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26">
            <text:p>1526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425">
            <text:p>1425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 office:value-type="float" office:value="1">
            <text:p>1</text:p>
          </table:table-cell>
          <table:table-cell table:formula="of:=IF(OR(AND([.G85]=1;[.I85]=1);AND([.F85]=1;[.H85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620">
            <text:p>362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335">
            <text:p>3335</text:p>
          </table:table-cell>
          <table:table-cell table:formula="of:=IF(AND([.B86]&gt;[.E86];[.C86]=0);1;&quot;&quot;)" office:value-type="float" office:value="1">
            <text:p>1</text:p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 office:value-type="float" office:value="1">
            <text:p>1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1456">
            <text:p>1456</text:p>
          </table:table-cell>
          <table:table-cell office:value-type="float" office:value="1342">
            <text:p>1342</text:p>
          </table:table-cell>
          <table:table-cell table:formula="of:=IF(AND([.B87]&gt;[.E87];[.C87]=0);1;&quot;&quot;)">
            <text:p/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90">
            <text:p>1690</text:p>
          </table:table-cell>
          <table:table-cell office:value-type="float" office:value="1">
            <text:p>1</text:p>
          </table:table-cell>
          <table:table-cell office:value-type="float" office:value="1692">
            <text:p>1692</text:p>
          </table:table-cell>
          <table:table-cell office:value-type="float" office:value="1628">
            <text:p>1628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 office:value-type="float" office:value="1">
            <text:p>1</text:p>
          </table:table-cell>
          <table:table-cell table:formula="of:=IF(OR(AND([.G88]=1;[.I88]=1);AND([.F88]=1;[.H88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51">
            <text:p>551</text:p>
          </table:table-cell>
          <table:table-cell table:formula="of:=IF(AND([.B89]&gt;[.E89];[.C89]=0);1;&quot;&quot;)">
            <text:p/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89">
            <text:p>2189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019">
            <text:p>2019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90">
            <text:p>1990</text:p>
          </table:table-cell>
          <table:table-cell office:value-type="float" office:value="1">
            <text:p>1</text:p>
          </table:table-cell>
          <table:table-cell office:value-type="float" office:value="1987">
            <text:p>1987</text:p>
          </table:table-cell>
          <table:table-cell office:value-type="float" office:value="1896">
            <text:p>1896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071">
            <text:p>1071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 office:value-type="float" office:value="1">
            <text:p>1</text:p>
          </table:table-cell>
          <table:table-cell table:formula="of:=IF(OR(AND([.G92]=1;[.I92]=1);AND([.F92]=1;[.H92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346">
            <text:p>346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47">
            <text:p>2147</text:p>
          </table:table-cell>
          <table:table-cell office:value-type="float" office:value="1">
            <text:p>1</text:p>
          </table:table-cell>
          <table:table-cell office:value-type="float" office:value="2189">
            <text:p>2189</text:p>
          </table:table-cell>
          <table:table-cell office:value-type="float" office:value="2075">
            <text:p>2075</text:p>
          </table:table-cell>
          <table:table-cell table:formula="of:=IF(AND([.B94]&gt;[.E94];[.C94]=0);1;&quot;&quot;)">
            <text:p/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office:value-type="float" office:value="755">
            <text:p>755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office:value-type="float" office:value="763">
            <text:p>763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 office:value-type="float" office:value="1">
            <text:p>1</text:p>
          </table:table-cell>
          <table:table-cell table:formula="of:=IF(OR(AND([.G96]=1;[.I96]=1);AND([.F96]=1;[.H96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float" office:value="557">
            <text:p>557</text:p>
          </table:table-cell>
          <table:table-cell table:formula="of:=IF(AND([.B97]&gt;[.E97];[.C97]=0);1;&quot;&quot;)">
            <text:p/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 office:value-type="float" office:value="1">
            <text:p>1</text:p>
          </table:table-cell>
          <table:table-cell table:formula="of:=IF(OR(AND([.G97]=1;[.I97]=1);AND([.F97]=1;[.H97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95">
            <text:p>2195</text:p>
          </table:table-cell>
          <table:table-cell office:value-type="float" office:value="1">
            <text:p>1</text:p>
          </table:table-cell>
          <table:table-cell office:value-type="float" office:value="2168">
            <text:p>2168</text:p>
          </table:table-cell>
          <table:table-cell office:value-type="float" office:value="2112">
            <text:p>2112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float" office:value="552">
            <text:p>552</text:p>
          </table:table-cell>
          <table:table-cell table:formula="of:=IF(AND([.B99]&gt;[.E99];[.C99]=0);1;&quot;&quot;)">
            <text:p/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138">
            <text:p>1138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58">
            <text:p>558</text:p>
          </table:table-cell>
          <table:table-cell table:formula="of:=IF(AND([.B101]&gt;[.E101];[.C101]=0);1;&quot;&quot;)">
            <text:p/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240">
            <text:p>4240</text:p>
          </table:table-cell>
          <table:table-cell office:value-type="float" office:value="1">
            <text:p>1</text:p>
          </table:table-cell>
          <table:table-cell office:value-type="float" office:value="4254">
            <text:p>4254</text:p>
          </table:table-cell>
          <table:table-cell office:value-type="float" office:value="3890">
            <text:p>3890</text:p>
          </table:table-cell>
          <table:table-cell table:formula="of:=IF(AND([.B102]&gt;[.E102];[.C102]=0);1;&quot;&quot;)">
            <text:p/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 office:value-type="float" office:value="1">
            <text:p>1</text:p>
          </table:table-cell>
          <table:table-cell table:formula="of:=IF(OR(AND([.G102]=1;[.I102]=1);AND([.F102]=1;[.H102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office:value-type="float" office:value="1242">
            <text:p>1242</text:p>
          </table:table-cell>
          <table:table-cell office:value-type="float" office:value="1166">
            <text:p>1166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table:formula="of:=IF(AND([.B104]&gt;[.E104];[.C104]=0);1;&quot;&quot;)">
            <text:p/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 office:value-type="float" office:value="1">
            <text:p>1</text:p>
          </table:table-cell>
          <table:table-cell table:formula="of:=IF(OR(AND([.G104]=1;[.I104]=1);AND([.F104]=1;[.H104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819">
            <text:p>2819</text:p>
          </table:table-cell>
          <table:table-cell office:value-type="float" office:value="2693">
            <text:p>2693</text:p>
          </table:table-cell>
          <table:table-cell table:formula="of:=IF(AND([.B105]&gt;[.E105];[.C105]=0);1;&quot;&quot;)">
            <text:p/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 office:value-type="float" office:value="1">
            <text:p>1</text:p>
          </table:table-cell>
          <table:table-cell table:formula="of:=IF(OR(AND([.G105]=1;[.I105]=1);AND([.F105]=1;[.H105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  <table:table-cell office:value-type="float" office:value="515">
            <text:p>515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495">
            <text:p>495</text:p>
          </table:table-cell>
          <table:table-cell table:formula="of:=IF(AND([.B107]&gt;[.E107];[.C107]=0);1;&quot;&quot;)">
            <text:p/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 office:value-type="float" office:value="1">
            <text:p>1</text:p>
          </table:table-cell>
          <table:table-cell table:formula="of:=IF(OR(AND([.G107]=1;[.I107]=1);AND([.F107]=1;[.H107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673">
            <text:p>6673</text:p>
          </table:table-cell>
          <table:table-cell office:value-type="float" office:value="1">
            <text:p>1</text:p>
          </table:table-cell>
          <table:table-cell office:value-type="float" office:value="6732">
            <text:p>6732</text:p>
          </table:table-cell>
          <table:table-cell office:value-type="float" office:value="6401">
            <text:p>6401</text:p>
          </table:table-cell>
          <table:table-cell table:formula="of:=IF(AND([.B108]&gt;[.E108];[.C108]=0);1;&quot;&quot;)">
            <text:p/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 office:value-type="float" office:value="1">
            <text:p>1</text:p>
          </table:table-cell>
          <table:table-cell table:formula="of:=IF(OR(AND([.G108]=1;[.I108]=1);AND([.F108]=1;[.H108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61">
            <text:p>1961</text:p>
          </table:table-cell>
          <table:table-cell office:value-type="float" office:value="1862">
            <text:p>1862</text:p>
          </table:table-cell>
          <table:table-cell table:formula="of:=IF(AND([.B109]&gt;[.E109];[.C109]=0);1;&quot;&quot;)">
            <text:p/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86">
            <text:p>1486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384">
            <text:p>1384</text:p>
          </table:table-cell>
          <table:table-cell table:formula="of:=IF(AND([.B110]&gt;[.E110];[.C110]=0);1;&quot;&quot;)">
            <text:p/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 office:value-type="float" office:value="1">
            <text:p>1</text:p>
          </table:table-cell>
          <table:table-cell table:formula="of:=IF(OR(AND([.G110]=1;[.I110]=1);AND([.F110]=1;[.H110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04">
            <text:p>1804</text:p>
          </table:table-cell>
          <table:table-cell table:formula="of:=IF(AND([.B111]&gt;[.E111];[.C111]=0);1;&quot;&quot;)">
            <text:p/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1">
            <text:p>551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39">
            <text:p>2039</text:p>
          </table:table-cell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1936">
            <text:p>1936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 office:value-type="float" office:value="1">
            <text:p>1</text:p>
          </table:table-cell>
          <table:table-cell table:formula="of:=IF(OR(AND([.G113]=1;[.I113]=1);AND([.F113]=1;[.H113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8">
            <text:p>1908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902">
            <text:p>1902</text:p>
          </table:table-cell>
          <table:table-cell table:formula="of:=IF(AND([.B114]&gt;[.E114];[.C114]=0);1;&quot;&quot;)">
            <text:p/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 office:value-type="float" office:value="1">
            <text:p>1</text:p>
          </table:table-cell>
          <table:table-cell table:formula="of:=IF(OR(AND([.G114]=1;[.I114]=1);AND([.F114]=1;[.H114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663">
            <text:p>663</text:p>
          </table:table-cell>
          <table:table-cell table:formula="of:=IF(AND([.B115]&gt;[.E115];[.C115]=0);1;&quot;&quot;)">
            <text:p/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 office:value-type="float" office:value="1">
            <text:p>1</text:p>
          </table:table-cell>
          <table:table-cell table:formula="of:=IF(OR(AND([.G115]=1;[.I115]=1);AND([.F115]=1;[.H115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74">
            <text:p>874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office:value-type="float" office:value="826">
            <text:p>826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15">
            <text:p>1615</text:p>
          </table:table-cell>
          <table:table-cell office:value-type="float" office:value="1513">
            <text:p>1513</text:p>
          </table:table-cell>
          <table:table-cell table:formula="of:=IF(AND([.B117]&gt;[.E117];[.C117]=0);1;&quot;&quot;)">
            <text:p/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 office:value-type="float" office:value="1">
            <text:p>1</text:p>
          </table:table-cell>
          <table:table-cell table:formula="of:=IF(OR(AND([.G117]=1;[.I117]=1);AND([.F117]=1;[.H117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47">
            <text:p>1347</text:p>
          </table:table-cell>
          <table:table-cell office:value-type="float" office:value="1274">
            <text:p>1274</text:p>
          </table:table-cell>
          <table:table-cell table:formula="of:=IF(AND([.B118]&gt;[.E118];[.C118]=0);1;&quot;&quot;)">
            <text:p/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 office:value-type="float" office:value="1">
            <text:p>1</text:p>
          </table:table-cell>
          <table:table-cell table:formula="of:=IF(OR(AND([.G118]=1;[.I118]=1);AND([.F118]=1;[.H118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969">
            <text:p>969</text:p>
          </table:table-cell>
          <table:table-cell table:formula="of:=IF(AND([.B119]&gt;[.E119];[.C119]=0);1;&quot;&quot;)">
            <text:p/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585">
            <text:p>2585</text:p>
          </table:table-cell>
          <table:table-cell office:value-type="float" office:value="1">
            <text:p>1</text:p>
          </table:table-cell>
          <table:table-cell office:value-type="float" office:value="2595">
            <text:p>2595</text:p>
          </table:table-cell>
          <table:table-cell office:value-type="float" office:value="2497">
            <text:p>2497</text:p>
          </table:table-cell>
          <table:table-cell table:formula="of:=IF(AND([.B120]&gt;[.E120];[.C120]=0);1;&quot;&quot;)">
            <text:p/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 office:value-type="float" office:value="1">
            <text:p>1</text:p>
          </table:table-cell>
          <table:table-cell table:formula="of:=IF(OR(AND([.G120]=1;[.I120]=1);AND([.F120]=1;[.H120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208">
            <text:p>208</text:p>
          </table:table-cell>
          <table:table-cell table:formula="of:=IF(AND([.B121]&gt;[.E121];[.C121]=0);1;&quot;&quot;)">
            <text:p/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 office:value-type="float" office:value="1">
            <text:p>1</text:p>
          </table:table-cell>
          <table:table-cell table:formula="of:=IF(OR(AND([.G121]=1;[.I121]=1);AND([.F121]=1;[.H121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86">
            <text:p>1886</text:p>
          </table:table-cell>
          <table:table-cell office:value-type="float" office:value="1789">
            <text:p>1789</text:p>
          </table:table-cell>
          <table:table-cell table:formula="of:=IF(AND([.B122]&gt;[.E122];[.C122]=0);1;&quot;&quot;)">
            <text:p/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 office:value-type="float" office:value="1">
            <text:p>1</text:p>
          </table:table-cell>
          <table:table-cell table:formula="of:=IF(OR(AND([.G122]=1;[.I122]=1);AND([.F122]=1;[.H122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office:value-type="float" office:value="686">
            <text:p>686</text:p>
          </table:table-cell>
          <table:table-cell table:formula="of:=IF(AND([.B123]&gt;[.E123];[.C123]=0);1;&quot;&quot;)">
            <text:p/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43">
            <text:p>1243</text:p>
          </table:table-cell>
          <table:table-cell office:value-type="float" office:value="1211">
            <text:p>1211</text:p>
          </table:table-cell>
          <table:table-cell table:formula="of:=IF(AND([.B124]&gt;[.E124];[.C124]=0);1;&quot;&quot;)">
            <text:p/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 office:value-type="float" office:value="1">
            <text:p>1</text:p>
          </table:table-cell>
          <table:table-cell table:formula="of:=IF(OR(AND([.G124]=1;[.I124]=1);AND([.F124]=1;[.H124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5">
            <text:p>1725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925">
            <text:p>4925</text:p>
          </table:table-cell>
          <table:table-cell office:value-type="float" office:value="1">
            <text:p>1</text:p>
          </table:table-cell>
          <table:table-cell office:value-type="float" office:value="4927">
            <text:p>4927</text:p>
          </table:table-cell>
          <table:table-cell office:value-type="float" office:value="4690">
            <text:p>4690</text:p>
          </table:table-cell>
          <table:table-cell table:formula="of:=IF(AND([.B127]&gt;[.E127];[.C127]=0);1;&quot;&quot;)">
            <text:p/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 office:value-type="float" office:value="1">
            <text:p>1</text:p>
          </table:table-cell>
          <table:table-cell table:formula="of:=IF(OR(AND([.G127]=1;[.I127]=1);AND([.F127]=1;[.H127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20">
            <text:p>6220</text:p>
          </table:table-cell>
          <table:table-cell office:value-type="float" office:value="1">
            <text:p>1</text:p>
          </table:table-cell>
          <table:table-cell office:value-type="float" office:value="6268">
            <text:p>6268</text:p>
          </table:table-cell>
          <table:table-cell office:value-type="float" office:value="5890">
            <text:p>5890</text:p>
          </table:table-cell>
          <table:table-cell table:formula="of:=IF(AND([.B128]&gt;[.E128];[.C128]=0);1;&quot;&quot;)">
            <text:p/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 office:value-type="float" office:value="1">
            <text:p>1</text:p>
          </table:table-cell>
          <table:table-cell table:formula="of:=IF(OR(AND([.G128]=1;[.I128]=1);AND([.F128]=1;[.H128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189">
            <text:p>1189</text:p>
          </table:table-cell>
          <table:table-cell office:value-type="float" office:value="1186">
            <text:p>1186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552">
            <text:p>5552</text:p>
          </table:table-cell>
          <table:table-cell office:value-type="float" office:value="1">
            <text:p>1</text:p>
          </table:table-cell>
          <table:table-cell office:value-type="float" office:value="5613">
            <text:p>5613</text:p>
          </table:table-cell>
          <table:table-cell office:value-type="float" office:value="5296">
            <text:p>5296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 office:value-type="float" office:value="1">
            <text:p>1</text:p>
          </table:table-cell>
          <table:table-cell table:formula="of:=IF(OR(AND([.G130]=1;[.I130]=1);AND([.F130]=1;[.H130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2">
            <text:p>5962</text:p>
          </table:table-cell>
          <table:table-cell office:value-type="float" office:value="1">
            <text:p>1</text:p>
          </table:table-cell>
          <table:table-cell office:value-type="float" office:value="5963">
            <text:p>5963</text:p>
          </table:table-cell>
          <table:table-cell office:value-type="float" office:value="5700">
            <text:p>5700</text:p>
          </table:table-cell>
          <table:table-cell table:formula="of:=IF(AND([.B131]&gt;[.E131];[.C131]=0);1;&quot;&quot;)">
            <text:p/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 office:value-type="float" office:value="1">
            <text:p>1</text:p>
          </table:table-cell>
          <table:table-cell table:formula="of:=IF(OR(AND([.G131]=1;[.I131]=1);AND([.F131]=1;[.H131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1">
            <text:p>1801</text:p>
          </table:table-cell>
          <table:table-cell office:value-type="float" office:value="1695">
            <text:p>1695</text:p>
          </table:table-cell>
          <table:table-cell table:formula="of:=IF(AND([.B132]&gt;[.E132];[.C132]=0);1;&quot;&quot;)">
            <text:p/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 office:value-type="float" office:value="1">
            <text:p>1</text:p>
          </table:table-cell>
          <table:table-cell table:formula="of:=IF(OR(AND([.G132]=1;[.I132]=1);AND([.F132]=1;[.H132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1311">
            <text:p>1311</text:p>
          </table:table-cell>
          <table:table-cell office:value-type="float" office:value="1250">
            <text:p>1250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 office:value-type="float" office:value="1">
            <text:p>1</text:p>
          </table:table-cell>
          <table:table-cell table:formula="of:=IF(OR(AND([.G133]=1;[.I133]=1);AND([.F133]=1;[.H133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60">
            <text:p>476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555">
            <text:p>4555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 office:value-type="float" office:value="1">
            <text:p>1</text:p>
          </table:table-cell>
          <table:table-cell table:formula="of:=IF(OR(AND([.G134]=1;[.I134]=1);AND([.F134]=1;[.H134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72">
            <text:p>2172</text:p>
          </table:table-cell>
          <table:table-cell office:value-type="float" office:value="1">
            <text:p>1</text:p>
          </table:table-cell>
          <table:table-cell office:value-type="float" office:value="2176">
            <text:p>2176</text:p>
          </table:table-cell>
          <table:table-cell office:value-type="float" office:value="2054">
            <text:p>2054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 office:value-type="float" office:value="1">
            <text:p>1</text:p>
          </table:table-cell>
          <table:table-cell table:formula="of:=IF(OR(AND([.G135]=1;[.I135]=1);AND([.F135]=1;[.H135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535">
            <text:p>4535</text:p>
          </table:table-cell>
          <table:table-cell office:value-type="float" office:value="1">
            <text:p>1</text:p>
          </table:table-cell>
          <table:table-cell office:value-type="float" office:value="4571">
            <text:p>4571</text:p>
          </table:table-cell>
          <table:table-cell office:value-type="float" office:value="4295">
            <text:p>4295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 office:value-type="float" office:value="1">
            <text:p>1</text:p>
          </table:table-cell>
          <table:table-cell table:formula="of:=IF(OR(AND([.G136]=1;[.I136]=1);AND([.F136]=1;[.H136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730">
            <text:p>5730</text:p>
          </table:table-cell>
          <table:table-cell office:value-type="float" office:value="1">
            <text:p>1</text:p>
          </table:table-cell>
          <table:table-cell office:value-type="float" office:value="5701">
            <text:p>5701</text:p>
          </table:table-cell>
          <table:table-cell office:value-type="float" office:value="5500">
            <text:p>550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8274">
            <text:p>8274</text:p>
          </table:table-cell>
          <table:table-cell office:value-type="float" office:value="1">
            <text:p>1</text:p>
          </table:table-cell>
          <table:table-cell office:value-type="float" office:value="8162">
            <text:p>8162</text:p>
          </table:table-cell>
          <table:table-cell office:value-type="float" office:value="7653">
            <text:p>7653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97">
            <text:p>2097</text:p>
          </table:table-cell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office:value-type="float" office:value="2003">
            <text:p>2003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480">
            <text:p>15480</text:p>
          </table:table-cell>
          <table:table-cell office:value-type="float" office:value="1">
            <text:p>1</text:p>
          </table:table-cell>
          <table:table-cell office:value-type="float" office:value="15519">
            <text:p>15519</text:p>
          </table:table-cell>
          <table:table-cell office:value-type="float" office:value="14680">
            <text:p>1468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 office:value-type="float" office:value="1">
            <text:p>1</text:p>
          </table:table-cell>
          <table:table-cell table:formula="of:=IF(OR(AND([.G140]=1;[.I140]=1);AND([.F140]=1;[.H140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205">
            <text:p>4205</text:p>
          </table:table-cell>
          <table:table-cell office:value-type="float" office:value="1">
            <text:p>1</text:p>
          </table:table-cell>
          <table:table-cell office:value-type="float" office:value="4177">
            <text:p>4177</text:p>
          </table:table-cell>
          <table:table-cell office:value-type="float" office:value="4030">
            <text:p>4030</text:p>
          </table:table-cell>
          <table:table-cell table:formula="of:=IF(AND([.B141]&gt;[.E141];[.C141]=0);1;&quot;&quot;)">
            <text:p/>
          </table:table-cell>
          <table:table-cell table:formula="of:=IF(AND([.B141]&lt;=[.E141];[.C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810">
            <text:p>7810</text:p>
          </table:table-cell>
          <table:table-cell office:value-type="float" office:value="1">
            <text:p>1</text:p>
          </table:table-cell>
          <table:table-cell office:value-type="float" office:value="7710">
            <text:p>7710</text:p>
          </table:table-cell>
          <table:table-cell office:value-type="float" office:value="7390">
            <text:p>739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99">
            <text:p>2699</text:p>
          </table:table-cell>
          <table:table-cell office:value-type="float" office:value="1">
            <text:p>1</text:p>
          </table:table-cell>
          <table:table-cell office:value-type="float" office:value="2702">
            <text:p>2702</text:p>
          </table:table-cell>
          <table:table-cell office:value-type="float" office:value="2555">
            <text:p>2555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 office:value-type="float" office:value="1">
            <text:p>1</text:p>
          </table:table-cell>
          <table:table-cell table:formula="of:=IF(OR(AND([.G143]=1;[.I143]=1);AND([.F143]=1;[.H143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315">
            <text:p>3315</text:p>
          </table:table-cell>
          <table:table-cell office:value-type="float" office:value="1">
            <text:p>1</text:p>
          </table:table-cell>
          <table:table-cell office:value-type="float" office:value="3327">
            <text:p>3327</text:p>
          </table:table-cell>
          <table:table-cell office:value-type="float" office:value="3165">
            <text:p>3165</text:p>
          </table:table-cell>
          <table:table-cell table:formula="of:=IF(AND([.B144]&gt;[.E144];[.C144]=0);1;&quot;&quot;)">
            <text:p/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 office:value-type="float" office:value="1">
            <text:p>1</text:p>
          </table:table-cell>
          <table:table-cell table:formula="of:=IF(OR(AND([.G144]=1;[.I144]=1);AND([.F144]=1;[.H144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10">
            <text:p>5210</text:p>
          </table:table-cell>
          <table:table-cell office:value-type="float" office:value="1">
            <text:p>1</text:p>
          </table:table-cell>
          <table:table-cell office:value-type="float" office:value="5229">
            <text:p>5229</text:p>
          </table:table-cell>
          <table:table-cell office:value-type="float" office:value="4990">
            <text:p>4990</text:p>
          </table:table-cell>
          <table:table-cell table:formula="of:=IF(AND([.B145]&gt;[.E145];[.C145]=0);1;&quot;&quot;)">
            <text:p/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1">
            <text:p>1</text:p>
          </table:table-cell>
          <table:table-cell office:value-type="float" office:value="7659">
            <text:p>7659</text:p>
          </table:table-cell>
          <table:table-cell office:value-type="float" office:value="7370">
            <text:p>7370</text:p>
          </table:table-cell>
          <table:table-cell table:formula="of:=IF(AND([.B146]&gt;[.E146];[.C146]=0);1;&quot;&quot;)">
            <text:p/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194">
            <text:p>2194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054">
            <text:p>2054</text:p>
          </table:table-cell>
          <table:table-cell table:formula="of:=IF(AND([.B148]&gt;[.E148];[.C148]=0);1;&quot;&quot;)">
            <text:p/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79">
            <text:p>2979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float" office:value="2660">
            <text:p>2660</text:p>
          </table:table-cell>
          <table:table-cell table:formula="of:=IF(AND([.B149]&gt;[.E149];[.C149]=0);1;&quot;&quot;)" office:value-type="float" office:value="1">
            <text:p>1</text:p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4">
            <text:p>4114</text:p>
          </table:table-cell>
          <table:table-cell office:value-type="float" office:value="3851">
            <text:p>3851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60">
            <text:p>7860</text:p>
          </table:table-cell>
          <table:table-cell office:value-type="float" office:value="1">
            <text:p>1</text:p>
          </table:table-cell>
          <table:table-cell office:value-type="float" office:value="7850">
            <text:p>7850</text:p>
          </table:table-cell>
          <table:table-cell office:value-type="float" office:value="7430">
            <text:p>743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office:value-type="float" office:value="2525">
            <text:p>2525</text:p>
          </table:table-cell>
          <table:table-cell office:value-type="float" office:value="2372">
            <text:p>2372</text:p>
          </table:table-cell>
          <table:table-cell table:formula="of:=IF(AND([.B153]&gt;[.E153];[.C153]=0);1;&quot;&quot;)">
            <text:p/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 office:value-type="float" office:value="1">
            <text:p>1</text:p>
          </table:table-cell>
          <table:table-cell table:formula="of:=IF(OR(AND([.G153]=1;[.I153]=1);AND([.F153]=1;[.H153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94">
            <text:p>1894</text:p>
          </table:table-cell>
          <table:table-cell office:value-type="float" office:value="1">
            <text:p>1</text:p>
          </table:table-cell>
          <table:table-cell office:value-type="float" office:value="1909">
            <text:p>1909</text:p>
          </table:table-cell>
          <table:table-cell office:value-type="float" office:value="1835">
            <text:p>1835</text:p>
          </table:table-cell>
          <table:table-cell table:formula="of:=IF(AND([.B154]&gt;[.E154];[.C154]=0);1;&quot;&quot;)">
            <text:p/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 office:value-type="float" office:value="1">
            <text:p>1</text:p>
          </table:table-cell>
          <table:table-cell table:formula="of:=IF(OR(AND([.G154]=1;[.I154]=1);AND([.F154]=1;[.H154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75">
            <text:p>275</text:p>
          </table:table-cell>
          <table:table-cell table:formula="of:=IF(AND([.B155]&gt;[.E155];[.C155]=0);1;&quot;&quot;)">
            <text:p/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 office:value-type="float" office:value="1">
            <text:p>1</text:p>
          </table:table-cell>
          <table:table-cell table:formula="of:=IF(OR(AND([.G155]=1;[.I155]=1);AND([.F155]=1;[.H155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45">
            <text:p>445</text:p>
          </table:table-cell>
          <table:table-cell table:formula="of:=IF(AND([.B156]&gt;[.E156];[.C156]=0);1;&quot;&quot;)">
            <text:p/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office:value-type="float" office:value="2481">
            <text:p>2481</text:p>
          </table:table-cell>
          <table:table-cell office:value-type="float" office:value="2336">
            <text:p>2336</text:p>
          </table:table-cell>
          <table:table-cell table:formula="of:=IF(AND([.B157]&gt;[.E157];[.C157]=0);1;&quot;&quot;)">
            <text:p/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 office:value-type="float" office:value="1">
            <text:p>1</text:p>
          </table:table-cell>
          <table:table-cell table:formula="of:=IF(OR(AND([.G157]=1;[.I157]=1);AND([.F157]=1;[.H157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396">
            <text:p>2396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22">
            <text:p>1422</text:p>
          </table:table-cell>
          <table:table-cell office:value-type="float" office:value="1">
            <text:p>1</text:p>
          </table:table-cell>
          <table:table-cell office:value-type="float" office:value="1420">
            <text:p>1420</text:p>
          </table:table-cell>
          <table:table-cell office:value-type="float" office:value="1369">
            <text:p>1369</text:p>
          </table:table-cell>
          <table:table-cell table:formula="of:=IF(AND([.B159]&gt;[.E159];[.C159]=0);1;&quot;&quot;)">
            <text:p/>
          </table:table-cell>
          <table:table-cell table:formula="of:=IF(AND([.B159]&lt;=[.E159];[.C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230">
            <text:p>3230</text:p>
          </table:table-cell>
          <table:table-cell office:value-type="float" office:value="1">
            <text:p>1</text:p>
          </table:table-cell>
          <table:table-cell office:value-type="float" office:value="3212">
            <text:p>3212</text:p>
          </table:table-cell>
          <table:table-cell office:value-type="float" office:value="3120">
            <text:p>3120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410">
            <text:p>5410</text:p>
          </table:table-cell>
          <table:table-cell office:value-type="float" office:value="1">
            <text:p>1</text:p>
          </table:table-cell>
          <table:table-cell office:value-type="float" office:value="5400">
            <text:p>5400</text:p>
          </table:table-cell>
          <table:table-cell office:value-type="float" office:value="5140">
            <text:p>514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70">
            <text:p>470</text:p>
          </table:table-cell>
          <table:table-cell table:formula="of:=IF(AND([.B162]&gt;[.E162];[.C162]=0);1;&quot;&quot;)">
            <text:p/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15">
            <text:p>4315</text:p>
          </table:table-cell>
          <table:table-cell office:value-type="float" office:value="1">
            <text:p>1</text:p>
          </table:table-cell>
          <table:table-cell office:value-type="float" office:value="4334">
            <text:p>4334</text:p>
          </table:table-cell>
          <table:table-cell office:value-type="float" office:value="4180">
            <text:p>4180</text:p>
          </table:table-cell>
          <table:table-cell table:formula="of:=IF(AND([.B163]&gt;[.E163];[.C163]=0);1;&quot;&quot;)">
            <text:p/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39">
            <text:p>1239</text:p>
          </table:table-cell>
          <table:table-cell office:value-type="float" office:value="1">
            <text:p>1</text:p>
          </table:table-cell>
          <table:table-cell office:value-type="float" office:value="1236">
            <text:p>1236</text:p>
          </table:table-cell>
          <table:table-cell office:value-type="float" office:value="1170">
            <text:p>1170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89">
            <text:p>5089</text:p>
          </table:table-cell>
          <table:table-cell office:value-type="float" office:value="4900">
            <text:p>4900</text:p>
          </table:table-cell>
          <table:table-cell table:formula="of:=IF(AND([.B165]&gt;[.E165];[.C165]=0);1;&quot;&quot;)">
            <text:p/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 office:value-type="float" office:value="1">
            <text:p>1</text:p>
          </table:table-cell>
          <table:table-cell table:formula="of:=IF(OR(AND([.G165]=1;[.I165]=1);AND([.F165]=1;[.H165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760">
            <text:p>1760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office:value-type="float" office:value="697">
            <text:p>697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float" office:value="1263">
            <text:p>1263</text:p>
          </table:table-cell>
          <table:table-cell office:value-type="float" office:value="1220">
            <text:p>1220</text:p>
          </table:table-cell>
          <table:table-cell table:formula="of:=IF(AND([.B168]&gt;[.E168];[.C168]=0);1;&quot;&quot;)">
            <text:p/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 office:value-type="float" office:value="1">
            <text:p>1</text:p>
          </table:table-cell>
          <table:table-cell table:formula="of:=IF(OR(AND([.G168]=1;[.I168]=1);AND([.F168]=1;[.H168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154">
            <text:p>2154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065">
            <text:p>2065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881">
            <text:p>4881</text:p>
          </table:table-cell>
          <table:table-cell office:value-type="float" office:value="4500">
            <text:p>4500</text:p>
          </table:table-cell>
          <table:table-cell table:formula="of:=IF(AND([.B170]&gt;[.E170];[.C170]=0);1;&quot;&quot;)">
            <text:p/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734">
            <text:p>1734</text:p>
          </table:table-cell>
          <table:table-cell office:value-type="float" office:value="1">
            <text:p>1</text:p>
          </table:table-cell>
          <table:table-cell office:value-type="float" office:value="1733">
            <text:p>1733</text:p>
          </table:table-cell>
          <table:table-cell office:value-type="float" office:value="1633">
            <text:p>1633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52">
            <text:p>652</text:p>
          </table:table-cell>
          <table:table-cell table:formula="of:=IF(AND([.B172]&gt;[.E172];[.C172]=0);1;&quot;&quot;)" office:value-type="float" office:value="1">
            <text:p>1</text:p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6365">
            <text:p>6365</text:p>
          </table:table-cell>
          <table:table-cell office:value-type="float" office:value="6160">
            <text:p>6160</text:p>
          </table:table-cell>
          <table:table-cell table:formula="of:=IF(AND([.B173]&gt;[.E173];[.C173]=0);1;&quot;&quot;)" office:value-type="float" office:value="1">
            <text:p>1</text:p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 office:value-type="float" office:value="1">
            <text:p>1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office:value-type="float" office:value="802">
            <text:p>802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 office:value-type="float" office:value="1">
            <text:p>1</text:p>
          </table:table-cell>
          <table:table-cell table:formula="of:=IF(OR(AND([.G174]=1;[.I174]=1);AND([.F174]=1;[.H174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919">
            <text:p>919</text:p>
          </table:table-cell>
          <table:table-cell table:formula="of:=IF(AND([.B175]&gt;[.E175];[.C175]=0);1;&quot;&quot;)" office:value-type="float" office:value="1">
            <text:p>1</text:p>
          </table:table-cell>
          <table:table-cell table:formula="of:=IF(AND([.B175]&lt;=[.E175];[.C175]=1);1;&quot;&quot;)">
            <text:p/>
          </table:table-cell>
          <table:table-cell table:formula="of:=IF(AND([.B175]&gt;[.D175];[.C175]=0);1;&quot;&quot;)" office:value-type="float" office:value="1">
            <text:p>1</text:p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 office:value-type="float" office:value="1">
            <text:p>1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52">
            <text:p>145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06">
            <text:p>1406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1161">
            <text:p>1161</text:p>
          </table:table-cell>
          <table:table-cell table:formula="of:=IF(AND([.B177]&gt;[.E177];[.C177]=0);1;&quot;&quot;)" office:value-type="float" office:value="1">
            <text:p>1</text:p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office:value-type="float" office:value="511">
            <text:p>511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316">
            <text:p>316</text:p>
          </table:table-cell>
          <table:table-cell table:formula="of:=IF(AND([.B179]&gt;[.E179];[.C179]=0);1;&quot;&quot;)">
            <text:p/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989">
            <text:p>4989</text:p>
          </table:table-cell>
          <table:table-cell office:value-type="float" office:value="1">
            <text:p>1</text:p>
          </table:table-cell>
          <table:table-cell office:value-type="float" office:value="4990">
            <text:p>4990</text:p>
          </table:table-cell>
          <table:table-cell office:value-type="float" office:value="4777">
            <text:p>4777</text:p>
          </table:table-cell>
          <table:table-cell table:formula="of:=IF(AND([.B180]&gt;[.E180];[.C180]=0);1;&quot;&quot;)">
            <text:p/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 office:value-type="float" office:value="1">
            <text:p>1</text:p>
          </table:table-cell>
          <table:table-cell table:formula="of:=IF(OR(AND([.G180]=1;[.I180]=1);AND([.F180]=1;[.H180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32">
            <text:p>1332</text:p>
          </table:table-cell>
          <table:table-cell office:value-type="float" office:value="1">
            <text:p>1</text:p>
          </table:table-cell>
          <table:table-cell office:value-type="float" office:value="1338">
            <text:p>1338</text:p>
          </table:table-cell>
          <table:table-cell office:value-type="float" office:value="1289">
            <text:p>1289</text:p>
          </table:table-cell>
          <table:table-cell table:formula="of:=IF(AND([.B181]&gt;[.E181];[.C181]=0);1;&quot;&quot;)">
            <text:p/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 office:value-type="float" office:value="1">
            <text:p>1</text:p>
          </table:table-cell>
          <table:table-cell table:formula="of:=IF(OR(AND([.G181]=1;[.I181]=1);AND([.F181]=1;[.H181]=1));1;&quot;&quot;)">
            <text:p/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  <table:table-cell office:value-type="float" office:value="2586">
            <text:p>2586</text:p>
          </table:table-cell>
          <table:table-cell office:value-type="float" office:value="2468">
            <text:p>2468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 office:value-type="float" office:value="1">
            <text:p>1</text:p>
          </table:table-cell>
          <table:table-cell table:formula="of:=IF(OR(AND([.G182]=1;[.I182]=1);AND([.F182]=1;[.H182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1023">
            <text:p>1023</text:p>
          </table:table-cell>
          <table:table-cell table:formula="of:=IF(AND([.B183]&gt;[.E183];[.C183]=0);1;&quot;&quot;)" office:value-type="float" office:value="1">
            <text:p>1</text:p>
          </table:table-cell>
          <table:table-cell table:formula="of:=IF(AND([.B183]&lt;=[.E183];[.C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2010">
            <text:p>12010</text:p>
          </table:table-cell>
          <table:table-cell office:value-type="float" office:value="1">
            <text:p>1</text:p>
          </table:table-cell>
          <table:table-cell office:value-type="float" office:value="11969">
            <text:p>11969</text:p>
          </table:table-cell>
          <table:table-cell office:value-type="float" office:value="11120">
            <text:p>1112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260">
            <text:p>7260</text:p>
          </table:table-cell>
          <table:table-cell office:value-type="float" office:value="1">
            <text:p>1</text:p>
          </table:table-cell>
          <table:table-cell office:value-type="float" office:value="7230">
            <text:p>7230</text:p>
          </table:table-cell>
          <table:table-cell office:value-type="float" office:value="7050">
            <text:p>705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430">
            <text:p>9430</text:p>
          </table:table-cell>
          <table:table-cell office:value-type="float" office:value="1">
            <text:p>1</text:p>
          </table:table-cell>
          <table:table-cell office:value-type="float" office:value="9375">
            <text:p>9375</text:p>
          </table:table-cell>
          <table:table-cell office:value-type="float" office:value="8870">
            <text:p>887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062">
            <text:p>1062</text:p>
          </table:table-cell>
          <table:table-cell table:formula="of:=IF(AND([.B187]&gt;[.E187];[.C187]=0);1;&quot;&quot;)">
            <text:p/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06">
            <text:p>1006</text:p>
          </table:table-cell>
          <table:table-cell table:formula="of:=IF(AND([.B188]&gt;[.E188];[.C188]=0);1;&quot;&quot;)">
            <text:p/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185">
            <text:p>1185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78">
            <text:p>2078</text:p>
          </table:table-cell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office:value-type="float" office:value="2003">
            <text:p>2003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55">
            <text:p>455</text:p>
          </table:table-cell>
          <table:table-cell table:formula="of:=IF(AND([.B191]&gt;[.E191];[.C191]=0);1;&quot;&quot;)">
            <text:p/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>
            <text:p/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14">
            <text:p>2714</text:p>
          </table:table-cell>
          <table:table-cell office:value-type="float" office:value="1">
            <text:p>1</text:p>
          </table:table-cell>
          <table:table-cell office:value-type="float" office:value="2708">
            <text:p>2708</text:p>
          </table:table-cell>
          <table:table-cell office:value-type="float" office:value="2558">
            <text:p>2558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3878">
            <text:p>3878</text:p>
          </table:table-cell>
          <table:table-cell table:formula="of:=IF(AND([.B194]&gt;[.E194];[.C194]=0);1;&quot;&quot;)">
            <text:p/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18">
            <text:p>1718</text:p>
          </table:table-cell>
          <table:table-cell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624">
            <text:p>1624</text:p>
          </table:table-cell>
          <table:table-cell table:formula="of:=IF(AND([.B195]&gt;[.E195];[.C195]=0);1;&quot;&quot;)">
            <text:p/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 office:value-type="float" office:value="1">
            <text:p>1</text:p>
          </table:table-cell>
          <table:table-cell table:formula="of:=IF(OR(AND([.G195]=1;[.I195]=1);AND([.F195]=1;[.H195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06">
            <text:p>2906</text:p>
          </table:table-cell>
          <table:table-cell office:value-type="float" office:value="1">
            <text:p>1</text:p>
          </table:table-cell>
          <table:table-cell office:value-type="float" office:value="2918">
            <text:p>2918</text:p>
          </table:table-cell>
          <table:table-cell office:value-type="float" office:value="2825">
            <text:p>2825</text:p>
          </table:table-cell>
          <table:table-cell table:formula="of:=IF(AND([.B196]&gt;[.E196];[.C196]=0);1;&quot;&quot;)">
            <text:p/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 office:value-type="float" office:value="1">
            <text:p>1</text:p>
          </table:table-cell>
          <table:table-cell table:formula="of:=IF(OR(AND([.G196]=1;[.I196]=1);AND([.F196]=1;[.H196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78">
            <text:p>578</text:p>
          </table:table-cell>
          <table:table-cell table:formula="of:=IF(AND([.B197]&gt;[.E197];[.C197]=0);1;&quot;&quot;)">
            <text:p/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float" office:value="703">
            <text:p>703</text:p>
          </table:table-cell>
          <table:table-cell table:formula="of:=IF(AND([.B198]&gt;[.E198];[.C198]=0);1;&quot;&quot;)">
            <text:p/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23">
            <text:p>523</text:p>
          </table:table-cell>
          <table:table-cell table:formula="of:=IF(AND([.B199]&gt;[.E199];[.C199]=0);1;&quot;&quot;)">
            <text:p/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403">
            <text:p>403</text:p>
          </table:table-cell>
          <table:table-cell table:formula="of:=IF(AND([.B200]&gt;[.E200];[.C200]=0);1;&quot;&quot;)">
            <text:p/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 office:value-type="float" office:value="1">
            <text:p>1</text:p>
          </table:table-cell>
          <table:table-cell table:formula="of:=IF(OR(AND([.G200]=1;[.I200]=1);AND([.F200]=1;[.H200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93">
            <text:p>1793</text:p>
          </table:table-cell>
          <table:table-cell office:value-type="float" office:value="1686">
            <text:p>1686</text:p>
          </table:table-cell>
          <table:table-cell table:formula="of:=IF(AND([.B201]&gt;[.E201];[.C201]=0);1;&quot;&quot;)">
            <text:p/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 office:value-type="float" office:value="1">
            <text:p>1</text:p>
          </table:table-cell>
          <table:table-cell table:formula="of:=IF(OR(AND([.G201]=1;[.I201]=1);AND([.F201]=1;[.H201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82">
            <text:p>2982</text:p>
          </table:table-cell>
          <table:table-cell office:value-type="float" office:value="1">
            <text:p>1</text:p>
          </table:table-cell>
          <table:table-cell office:value-type="float" office:value="3003">
            <text:p>3003</text:p>
          </table:table-cell>
          <table:table-cell office:value-type="float" office:value="2849">
            <text:p>2849</text:p>
          </table:table-cell>
          <table:table-cell table:formula="of:=IF(AND([.B202]&gt;[.E202];[.C202]=0);1;&quot;&quot;)">
            <text:p/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 office:value-type="float" office:value="1">
            <text:p>1</text:p>
          </table:table-cell>
          <table:table-cell table:formula="of:=IF(OR(AND([.G202]=1;[.I202]=1);AND([.F202]=1;[.H202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763">
            <text:p>763</text:p>
          </table:table-cell>
          <table:table-cell table:formula="of:=IF(AND([.B203]&gt;[.E203];[.C203]=0);1;&quot;&quot;)">
            <text:p/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 office:value-type="float" office:value="1">
            <text:p>1</text:p>
          </table:table-cell>
          <table:table-cell table:formula="of:=IF(OR(AND([.G203]=1;[.I203]=1);AND([.F203]=1;[.H203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40">
            <text:p>240</text:p>
          </table:table-cell>
          <table:table-cell table:formula="of:=IF(AND([.B204]&gt;[.E204];[.C204]=0);1;&quot;&quot;)">
            <text:p/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82">
            <text:p>1882</text:p>
          </table:table-cell>
          <table:table-cell office:value-type="float" office:value="1">
            <text:p>1</text:p>
          </table:table-cell>
          <table:table-cell office:value-type="float" office:value="1914">
            <text:p>1914</text:p>
          </table:table-cell>
          <table:table-cell office:value-type="float" office:value="1786">
            <text:p>1786</text:p>
          </table:table-cell>
          <table:table-cell table:formula="of:=IF(AND([.B205]&gt;[.E205];[.C205]=0);1;&quot;&quot;)">
            <text:p/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35">
            <text:p>435</text:p>
          </table:table-cell>
          <table:table-cell table:formula="of:=IF(AND([.B206]&gt;[.E206];[.C206]=0);1;&quot;&quot;)">
            <text:p/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 office:value-type="float" office:value="1">
            <text:p>1</text:p>
          </table:table-cell>
          <table:table-cell table:formula="of:=IF(OR(AND([.G206]=1;[.I206]=1);AND([.F206]=1;[.H206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38">
            <text:p>1538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474">
            <text:p>1474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 office:value-type="float" office:value="1">
            <text:p>1</text:p>
          </table:table-cell>
          <table:table-cell table:formula="of:=IF(OR(AND([.G207]=1;[.I207]=1);AND([.F207]=1;[.H207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391">
            <text:p>391</text:p>
          </table:table-cell>
          <table:table-cell table:formula="of:=IF(AND([.B208]&gt;[.E208];[.C208]=0);1;&quot;&quot;)">
            <text:p/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table:formula="of:=IF(AND([.B209]&gt;[.E209];[.C209]=0);1;&quot;&quot;)">
            <text:p/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378">
            <text:p>378</text:p>
          </table:table-cell>
          <table:table-cell table:formula="of:=IF(AND([.B210]&gt;[.E210];[.C210]=0);1;&quot;&quot;)">
            <text:p/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41">
            <text:p>1541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1446">
            <text:p>1446</text:p>
          </table:table-cell>
          <table:table-cell table:formula="of:=IF(AND([.B211]&gt;[.E211];[.C211]=0);1;&quot;&quot;)">
            <text:p/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67">
            <text:p>1067</text:p>
          </table:table-cell>
          <table:table-cell office:value-type="float" office:value="1021">
            <text:p>1021</text:p>
          </table:table-cell>
          <table:table-cell table:formula="of:=IF(AND([.B212]&gt;[.E212];[.C212]=0);1;&quot;&quot;)">
            <text:p/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 office:value-type="float" office:value="1">
            <text:p>1</text:p>
          </table:table-cell>
          <table:table-cell table:formula="of:=IF(OR(AND([.G212]=1;[.I212]=1);AND([.F212]=1;[.H212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86">
            <text:p>1686</text:p>
          </table:table-cell>
          <table:table-cell office:value-type="float" office:value="1593">
            <text:p>1593</text:p>
          </table:table-cell>
          <table:table-cell table:formula="of:=IF(AND([.B213]&gt;[.E213];[.C213]=0);1;&quot;&quot;)">
            <text:p/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 office:value-type="float" office:value="1">
            <text:p>1</text:p>
          </table:table-cell>
          <table:table-cell table:formula="of:=IF(OR(AND([.G213]=1;[.I213]=1);AND([.F213]=1;[.H213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760">
            <text:p>1760</text:p>
          </table:table-cell>
          <table:table-cell table:formula="of:=IF(AND([.B214]&gt;[.E214];[.C214]=0);1;&quot;&quot;)">
            <text:p/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 office:value-type="float" office:value="1">
            <text:p>1</text:p>
          </table:table-cell>
          <table:table-cell table:formula="of:=IF(OR(AND([.G214]=1;[.I214]=1);AND([.F214]=1;[.H214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25">
            <text:p>925</text:p>
          </table:table-cell>
          <table:table-cell office:value-type="float" office:value="1">
            <text:p>1</text:p>
          </table:table-cell>
          <table:table-cell office:value-type="float" office:value="913">
            <text:p>913</text:p>
          </table:table-cell>
          <table:table-cell office:value-type="float" office:value="911">
            <text:p>911</text:p>
          </table:table-cell>
          <table:table-cell table:formula="of:=IF(AND([.B215]&gt;[.E215];[.C215]=0);1;&quot;&quot;)">
            <text:p/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  <table:table-cell office:value-type="float" office:value="2481">
            <text:p>2481</text:p>
          </table:table-cell>
          <table:table-cell office:value-type="float" office:value="2436">
            <text:p>2436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90">
            <text:p>9090</text:p>
          </table:table-cell>
          <table:table-cell office:value-type="float" office:value="1">
            <text:p>1</text:p>
          </table:table-cell>
          <table:table-cell office:value-type="float" office:value="9045">
            <text:p>9045</text:p>
          </table:table-cell>
          <table:table-cell office:value-type="float" office:value="8780">
            <text:p>878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48">
            <text:p>2148</text:p>
          </table:table-cell>
          <table:table-cell table:formula="of:=IF(AND([.B218]&gt;[.E218];[.C218]=0);1;&quot;&quot;)">
            <text:p/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 office:value-type="float" office:value="1">
            <text:p>1</text:p>
          </table:table-cell>
          <table:table-cell table:formula="of:=IF(OR(AND([.G218]=1;[.I218]=1);AND([.F218]=1;[.H218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51">
            <text:p>1251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249">
            <text:p>1249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299">
            <text:p>299</text:p>
          </table:table-cell>
          <table:table-cell table:formula="of:=IF(AND([.B220]&gt;[.E220];[.C220]=0);1;&quot;&quot;)">
            <text:p/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 office:value-type="float" office:value="1">
            <text:p>1</text:p>
          </table:table-cell>
          <table:table-cell table:formula="of:=IF(OR(AND([.G220]=1;[.I220]=1);AND([.F220]=1;[.H220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74">
            <text:p>1174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13">
            <text:p>1113</text:p>
          </table:table-cell>
          <table:table-cell table:formula="of:=IF(AND([.B221]&gt;[.E221];[.C221]=0);1;&quot;&quot;)">
            <text:p/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 office:value-type="float" office:value="1">
            <text:p>1</text:p>
          </table:table-cell>
          <table:table-cell table:formula="of:=IF(OR(AND([.G221]=1;[.I221]=1);AND([.F221]=1;[.H221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303">
            <text:p>2303</text:p>
          </table:table-cell>
          <table:table-cell office:value-type="float" office:value="1">
            <text:p>1</text:p>
          </table:table-cell>
          <table:table-cell office:value-type="float" office:value="2306">
            <text:p>2306</text:p>
          </table:table-cell>
          <table:table-cell office:value-type="float" office:value="2142">
            <text:p>2142</text:p>
          </table:table-cell>
          <table:table-cell table:formula="of:=IF(AND([.B222]&gt;[.E222];[.C222]=0);1;&quot;&quot;)">
            <text:p/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 office:value-type="float" office:value="1">
            <text:p>1</text:p>
          </table:table-cell>
          <table:table-cell table:formula="of:=IF(OR(AND([.G222]=1;[.I222]=1);AND([.F222]=1;[.H222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523">
            <text:p>1523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1467">
            <text:p>1467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 office:value-type="float" office:value="1">
            <text:p>1</text:p>
          </table:table-cell>
          <table:table-cell table:formula="of:=IF(OR(AND([.G224]=1;[.I224]=1);AND([.F224]=1;[.H224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float" office:value="2446">
            <text:p>2446</text:p>
          </table:table-cell>
          <table:table-cell office:value-type="float" office:value="2351">
            <text:p>2351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160">
            <text:p>9160</text:p>
          </table:table-cell>
          <table:table-cell office:value-type="float" office:value="1">
            <text:p>1</text:p>
          </table:table-cell>
          <table:table-cell office:value-type="float" office:value="9304">
            <text:p>9304</text:p>
          </table:table-cell>
          <table:table-cell office:value-type="float" office:value="8850">
            <text:p>8850</text:p>
          </table:table-cell>
          <table:table-cell table:formula="of:=IF(AND([.B226]&gt;[.E226];[.C226]=0);1;&quot;&quot;)">
            <text:p/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 office:value-type="float" office:value="1">
            <text:p>1</text:p>
          </table:table-cell>
          <table:table-cell table:formula="of:=IF(OR(AND([.G226]=1;[.I226]=1);AND([.F226]=1;[.H226]=1));1;&quot;&quot;)">
            <text:p/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030">
            <text:p>6030</text:p>
          </table:table-cell>
          <table:table-cell office:value-type="float" office:value="1">
            <text:p>1</text:p>
          </table:table-cell>
          <table:table-cell office:value-type="float" office:value="6094">
            <text:p>6094</text:p>
          </table:table-cell>
          <table:table-cell office:value-type="float" office:value="5750">
            <text:p>5750</text:p>
          </table:table-cell>
          <table:table-cell table:formula="of:=IF(AND([.B227]&gt;[.E227];[.C227]=0);1;&quot;&quot;)">
            <text:p/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895">
            <text:p>4895</text:p>
          </table:table-cell>
          <table:table-cell office:value-type="float" office:value="1">
            <text:p>1</text:p>
          </table:table-cell>
          <table:table-cell office:value-type="float" office:value="4847">
            <text:p>4847</text:p>
          </table:table-cell>
          <table:table-cell office:value-type="float" office:value="4630">
            <text:p>4630</text:p>
          </table:table-cell>
          <table:table-cell table:formula="of:=IF(AND([.B228]&gt;[.E228];[.C228]=0);1;&quot;&quot;)">
            <text:p/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21">
            <text:p>2421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311">
            <text:p>2311</text:p>
          </table:table-cell>
          <table:table-cell table:formula="of:=IF(AND([.B229]&gt;[.E229];[.C229]=0);1;&quot;&quot;)">
            <text:p/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9465">
            <text:p>29465</text:p>
          </table:table-cell>
          <table:table-cell office:value-type="float" office:value="1">
            <text:p>1</text:p>
          </table:table-cell>
          <table:table-cell office:value-type="float" office:value="29765">
            <text:p>29765</text:p>
          </table:table-cell>
          <table:table-cell office:value-type="float" office:value="27610">
            <text:p>27610</text:p>
          </table:table-cell>
          <table:table-cell table:formula="of:=IF(AND([.B230]&gt;[.E230];[.C230]=0);1;&quot;&quot;)">
            <text:p/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 office:value-type="float" office:value="1">
            <text:p>1</text:p>
          </table:table-cell>
          <table:table-cell table:formula="of:=IF(OR(AND([.G230]=1;[.I230]=1);AND([.F230]=1;[.H230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67">
            <text:p>1567</text:p>
          </table:table-cell>
          <table:table-cell office:value-type="float" office:value="1540">
            <text:p>1540</text:p>
          </table:table-cell>
          <table:table-cell table:formula="of:=IF(AND([.B231]&gt;[.E231];[.C231]=0);1;&quot;&quot;)" office:value-type="float" office:value="1">
            <text:p>1</text:p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1994">
            <text:p>1994</text:p>
          </table:table-cell>
          <table:table-cell table:formula="of:=IF(AND([.B232]&gt;[.E232];[.C232]=0);1;&quot;&quot;)">
            <text:p/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 office:value-type="float" office:value="1">
            <text:p>1</text:p>
          </table:table-cell>
          <table:table-cell table:formula="of:=IF(OR(AND([.G232]=1;[.I232]=1);AND([.F232]=1;[.H232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502">
            <text:p>502</text:p>
          </table:table-cell>
          <table:table-cell table:formula="of:=IF(AND([.B233]&gt;[.E233];[.C233]=0);1;&quot;&quot;)">
            <text:p/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 office:value-type="float" office:value="1">
            <text:p>1</text:p>
          </table:table-cell>
          <table:table-cell table:formula="of:=IF(OR(AND([.G233]=1;[.I233]=1);AND([.F233]=1;[.H233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06">
            <text:p>1706</text:p>
          </table:table-cell>
          <table:table-cell table:formula="of:=IF(AND([.B234]&gt;[.E234];[.C234]=0);1;&quot;&quot;)">
            <text:p/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 office:value-type="float" office:value="1">
            <text:p>1</text:p>
          </table:table-cell>
          <table:table-cell table:formula="of:=IF(OR(AND([.G234]=1;[.I234]=1);AND([.F234]=1;[.H234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98">
            <text:p>1898</text:p>
          </table:table-cell>
          <table:table-cell office:value-type="float" office:value="1">
            <text:p>1</text:p>
          </table:table-cell>
          <table:table-cell office:value-type="float" office:value="1903">
            <text:p>1903</text:p>
          </table:table-cell>
          <table:table-cell office:value-type="float" office:value="1831">
            <text:p>1831</text:p>
          </table:table-cell>
          <table:table-cell table:formula="of:=IF(AND([.B235]&gt;[.E235];[.C235]=0);1;&quot;&quot;)">
            <text:p/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 office:value-type="float" office:value="1">
            <text:p>1</text:p>
          </table:table-cell>
          <table:table-cell table:formula="of:=IF(OR(AND([.G235]=1;[.I235]=1);AND([.F235]=1;[.H235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476">
            <text:p>476</text:p>
          </table:table-cell>
          <table:table-cell table:formula="of:=IF(AND([.B236]&gt;[.E236];[.C236]=0);1;&quot;&quot;)">
            <text:p/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 office:value-type="float" office:value="1">
            <text:p>1</text:p>
          </table:table-cell>
          <table:table-cell table:formula="of:=IF(OR(AND([.G236]=1;[.I236]=1);AND([.F236]=1;[.H236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32">
            <text:p>832</text:p>
          </table:table-cell>
          <table:table-cell table:formula="of:=IF(AND([.B237]&gt;[.E237];[.C237]=0);1;&quot;&quot;)">
            <text:p/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38">
            <text:p>7238</text:p>
          </table:table-cell>
          <table:table-cell office:value-type="float" office:value="1">
            <text:p>1</text:p>
          </table:table-cell>
          <table:table-cell office:value-type="float" office:value="7321">
            <text:p>7321</text:p>
          </table:table-cell>
          <table:table-cell office:value-type="float" office:value="6985">
            <text:p>6985</text:p>
          </table:table-cell>
          <table:table-cell table:formula="of:=IF(AND([.B238]&gt;[.E238];[.C238]=0);1;&quot;&quot;)">
            <text:p/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  <table:table-cell office:value-type="float" office:value="2526">
            <text:p>2526</text:p>
          </table:table-cell>
          <table:table-cell office:value-type="float" office:value="2520">
            <text:p>2520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 office:value-type="float" office:value="1">
            <text:p>1</text:p>
          </table:table-cell>
          <table:table-cell table:formula="of:=IF(OR(AND([.G239]=1;[.I239]=1);AND([.F239]=1;[.H239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  <table:table-cell office:value-type="float" office:value="904">
            <text:p>904</text:p>
          </table:table-cell>
          <table:table-cell table:formula="of:=IF(AND([.B240]&gt;[.E240];[.C240]=0);1;&quot;&quot;)">
            <text:p/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 office:value-type="float" office:value="1">
            <text:p>1</text:p>
          </table:table-cell>
          <table:table-cell table:formula="of:=IF(OR(AND([.G240]=1;[.I240]=1);AND([.F240]=1;[.H240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49">
            <text:p>1649</text:p>
          </table:table-cell>
          <table:table-cell office:value-type="float" office:value="1">
            <text:p>1</text:p>
          </table:table-cell>
          <table:table-cell office:value-type="float" office:value="1670">
            <text:p>1670</text:p>
          </table:table-cell>
          <table:table-cell office:value-type="float" office:value="1546">
            <text:p>1546</text:p>
          </table:table-cell>
          <table:table-cell table:formula="of:=IF(AND([.B241]&gt;[.E241];[.C241]=0);1;&quot;&quot;)">
            <text:p/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87">
            <text:p>2387</text:p>
          </table:table-cell>
          <table:table-cell office:value-type="float" office:value="1">
            <text:p>1</text:p>
          </table:table-cell>
          <table:table-cell office:value-type="float" office:value="2387">
            <text:p>2387</text:p>
          </table:table-cell>
          <table:table-cell office:value-type="float" office:value="2313">
            <text:p>2313</text:p>
          </table:table-cell>
          <table:table-cell table:formula="of:=IF(AND([.B242]&gt;[.E242];[.C242]=0);1;&quot;&quot;)">
            <text:p/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640">
            <text:p>4640</text:p>
          </table:table-cell>
          <table:table-cell office:value-type="float" office:value="4575">
            <text:p>4575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271">
            <text:p>2271</text:p>
          </table:table-cell>
          <table:table-cell table:formula="of:=IF(AND([.B244]&gt;[.E244];[.C244]=0);1;&quot;&quot;)">
            <text:p/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 office:value-type="float" office:value="1">
            <text:p>1</text:p>
          </table:table-cell>
          <table:table-cell table:formula="of:=IF(OR(AND([.G244]=1;[.I244]=1);AND([.F244]=1;[.H244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57">
            <text:p>1657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603">
            <text:p>1603</text:p>
          </table:table-cell>
          <table:table-cell table:formula="of:=IF(AND([.B245]&gt;[.E245];[.C245]=0);1;&quot;&quot;)">
            <text:p/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5">
            <text:p>1285</text:p>
          </table:table-cell>
          <table:table-cell office:value-type="float" office:value="1250">
            <text:p>1250</text:p>
          </table:table-cell>
          <table:table-cell table:formula="of:=IF(AND([.B246]&gt;[.E246];[.C246]=0);1;&quot;&quot;)">
            <text:p/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 office:value-type="float" office:value="1">
            <text:p>1</text:p>
          </table:table-cell>
          <table:table-cell table:formula="of:=IF(OR(AND([.G246]=1;[.I246]=1);AND([.F246]=1;[.H246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933">
            <text:p>2933</text:p>
          </table:table-cell>
          <table:table-cell office:value-type="float" office:value="1">
            <text:p>1</text:p>
          </table:table-cell>
          <table:table-cell office:value-type="float" office:value="2930">
            <text:p>2930</text:p>
          </table:table-cell>
          <table:table-cell office:value-type="float" office:value="2780">
            <text:p>2780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770">
            <text:p>777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7460">
            <text:p>746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494">
            <text:p>1494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430">
            <text:p>1430</text:p>
          </table:table-cell>
          <table:table-cell table:formula="of:=IF(AND([.B249]&gt;[.E249];[.C249]=0);1;&quot;&quot;)">
            <text:p/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 office:value-type="float" office:value="1">
            <text:p>1</text:p>
          </table:table-cell>
          <table:table-cell table:formula="of:=IF(OR(AND([.G249]=1;[.I249]=1);AND([.F249]=1;[.H249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09">
            <text:p>1709</text:p>
          </table:table-cell>
          <table:table-cell office:value-type="float" office:value="1">
            <text:p>1</text:p>
          </table:table-cell>
          <table:table-cell office:value-type="float" office:value="1728">
            <text:p>1728</text:p>
          </table:table-cell>
          <table:table-cell office:value-type="float" office:value="1699">
            <text:p>1699</text:p>
          </table:table-cell>
          <table:table-cell table:formula="of:=IF(AND([.B250]&gt;[.E250];[.C250]=0);1;&quot;&quot;)">
            <text:p/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 office:value-type="float" office:value="1">
            <text:p>1</text:p>
          </table:table-cell>
          <table:table-cell table:formula="of:=IF(OR(AND([.G250]=1;[.I250]=1);AND([.F250]=1;[.H250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546">
            <text:p>546</text:p>
          </table:table-cell>
          <table:table-cell table:formula="of:=IF(AND([.B251]&gt;[.E251];[.C251]=0);1;&quot;&quot;)">
            <text:p/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380">
            <text:p>1380</text:p>
          </table:table-cell>
          <table:table-cell table:formula="of:=IF(AND([.B252]&gt;[.E252];[.C252]=0);1;&quot;&quot;)">
            <text:p/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 office:value-type="float" office:value="1">
            <text:p>1</text:p>
          </table:table-cell>
          <table:table-cell table:formula="of:=IF(OR(AND([.G252]=1;[.I252]=1);AND([.F252]=1;[.H252]=1));1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09">
            <text:p>2109</text:p>
          </table:table-cell>
          <table:table-cell office:value-type="float" office:value="1">
            <text:p>1</text:p>
          </table:table-cell>
          <table:table-cell office:value-type="float" office:value="2131">
            <text:p>2131</text:p>
          </table:table-cell>
          <table:table-cell office:value-type="float" office:value="2055">
            <text:p>2055</text:p>
          </table:table-cell>
          <table:table-cell table:formula="of:=IF(AND([.B253]&gt;[.E253];[.C253]=0);1;&quot;&quot;)">
            <text:p/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81">
            <text:p>681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63">
            <text:p>663</text:p>
          </table:table-cell>
          <table:table-cell table:formula="of:=IF(AND([.B254]&gt;[.E254];[.C254]=0);1;&quot;&quot;)">
            <text:p/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 office:value-type="float" office:value="1">
            <text:p>1</text:p>
          </table:table-cell>
          <table:table-cell table:formula="of:=IF(OR(AND([.G254]=1;[.I254]=1);AND([.F254]=1;[.H254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63">
            <text:p>363</text:p>
          </table:table-cell>
          <table:table-cell table:formula="of:=IF(AND([.B255]&gt;[.E255];[.C255]=0);1;&quot;&quot;)">
            <text:p/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1222">
            <text:p>1222</text:p>
          </table:table-cell>
          <table:table-cell office:value-type="float" office:value="1154">
            <text:p>1154</text:p>
          </table:table-cell>
          <table:table-cell table:formula="of:=IF(AND([.B256]&gt;[.E256];[.C256]=0);1;&quot;&quot;)">
            <text:p/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 office:value-type="float" office:value="1">
            <text:p>1</text:p>
          </table:table-cell>
          <table:table-cell table:formula="of:=IF(OR(AND([.G256]=1;[.I256]=1);AND([.F256]=1;[.H256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466">
            <text:p>466</text:p>
          </table:table-cell>
          <table:table-cell table:formula="of:=IF(AND([.B257]&gt;[.E257];[.C257]=0);1;&quot;&quot;)">
            <text:p/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 office:value-type="float" office:value="1">
            <text:p>1</text:p>
          </table:table-cell>
          <table:table-cell table:formula="of:=IF(OR(AND([.G257]=1;[.I257]=1);AND([.F257]=1;[.H257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90">
            <text:p>1390</text:p>
          </table:table-cell>
          <table:table-cell office:value-type="float" office:value="1">
            <text:p>1</text:p>
          </table:table-cell>
          <table:table-cell office:value-type="float" office:value="1413">
            <text:p>1413</text:p>
          </table:table-cell>
          <table:table-cell office:value-type="float" office:value="1340">
            <text:p>1340</text:p>
          </table:table-cell>
          <table:table-cell table:formula="of:=IF(AND([.B258]&gt;[.E258];[.C258]=0);1;&quot;&quot;)">
            <text:p/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 office:value-type="float" office:value="1">
            <text:p>1</text:p>
          </table:table-cell>
          <table:table-cell table:formula="of:=IF(OR(AND([.G258]=1;[.I258]=1);AND([.F258]=1;[.H258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870">
            <text:p>6870</text:p>
          </table:table-cell>
          <table:table-cell office:value-type="float" office:value="1">
            <text:p>1</text:p>
          </table:table-cell>
          <table:table-cell office:value-type="float" office:value="6884">
            <text:p>6884</text:p>
          </table:table-cell>
          <table:table-cell office:value-type="float" office:value="6660">
            <text:p>6660</text:p>
          </table:table-cell>
          <table:table-cell table:formula="of:=IF(AND([.B259]&gt;[.E259];[.C259]=0);1;&quot;&quot;)">
            <text:p/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506">
            <text:p>9506</text:p>
          </table:table-cell>
          <table:table-cell office:value-type="float" office:value="1">
            <text:p>1</text:p>
          </table:table-cell>
          <table:table-cell office:value-type="float" office:value="9544">
            <text:p>9544</text:p>
          </table:table-cell>
          <table:table-cell office:value-type="float" office:value="9200">
            <text:p>9200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 office:value-type="float" office:value="1">
            <text:p>1</text:p>
          </table:table-cell>
          <table:table-cell table:formula="of:=IF(OR(AND([.G260]=1;[.I260]=1);AND([.F260]=1;[.H260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592">
            <text:p>4592</text:p>
          </table:table-cell>
          <table:table-cell office:value-type="float" office:value="4300">
            <text:p>4300</text:p>
          </table:table-cell>
          <table:table-cell table:formula="of:=IF(AND([.B261]&gt;[.E261];[.C261]=0);1;&quot;&quot;)">
            <text:p/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>
            <text:p/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93">
            <text:p>2293</text:p>
          </table:table-cell>
          <table:table-cell office:value-type="float" office:value="1">
            <text:p>1</text:p>
          </table:table-cell>
          <table:table-cell office:value-type="float" office:value="2314">
            <text:p>2314</text:p>
          </table:table-cell>
          <table:table-cell office:value-type="float" office:value="2195">
            <text:p>2195</text:p>
          </table:table-cell>
          <table:table-cell table:formula="of:=IF(AND([.B262]&gt;[.E262];[.C262]=0);1;&quot;&quot;)">
            <text:p/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>
            <text:p/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436">
            <text:p>436</text:p>
          </table:table-cell>
          <table:table-cell table:formula="of:=IF(AND([.B263]&gt;[.E263];[.C263]=0);1;&quot;&quot;)">
            <text:p/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 office:value-type="float" office:value="1">
            <text:p>1</text:p>
          </table:table-cell>
          <table:table-cell table:formula="of:=IF(OR(AND([.G263]=1;[.I263]=1);AND([.F263]=1;[.H263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583">
            <text:p>583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207">
            <text:p>207</text:p>
          </table:table-cell>
          <table:table-cell table:formula="of:=IF(AND([.B265]&gt;[.E265];[.C265]=0);1;&quot;&quot;)">
            <text:p/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 office:value-type="float" office:value="1">
            <text:p>1</text:p>
          </table:table-cell>
          <table:table-cell table:formula="of:=IF(OR(AND([.G265]=1;[.I265]=1);AND([.F265]=1;[.H265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423">
            <text:p>423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 office:value-type="float" office:value="1">
            <text:p>1</text:p>
          </table:table-cell>
          <table:table-cell table:formula="of:=IF(OR(AND([.G266]=1;[.I266]=1);AND([.F266]=1;[.H266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089">
            <text:p>1089</text:p>
          </table:table-cell>
          <table:table-cell table:formula="of:=IF(AND([.B267]&gt;[.E267];[.C267]=0);1;&quot;&quot;)">
            <text:p/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37">
            <text:p>1337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297">
            <text:p>1297</text:p>
          </table:table-cell>
          <table:table-cell table:formula="of:=IF(AND([.B268]&gt;[.E268];[.C268]=0);1;&quot;&quot;)">
            <text:p/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774">
            <text:p>774</text:p>
          </table:table-cell>
          <table:table-cell table:formula="of:=IF(AND([.B269]&gt;[.E269];[.C269]=0);1;&quot;&quot;)">
            <text:p/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521">
            <text:p>1521</text:p>
          </table:table-cell>
          <table:table-cell office:value-type="float" office:value="1441">
            <text:p>1441</text:p>
          </table:table-cell>
          <table:table-cell table:formula="of:=IF(AND([.B270]&gt;[.E270];[.C270]=0);1;&quot;&quot;)">
            <text:p/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 office:value-type="float" office:value="1">
            <text:p>1</text:p>
          </table:table-cell>
          <table:table-cell table:formula="of:=IF(OR(AND([.G270]=1;[.I270]=1);AND([.F270]=1;[.H270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62">
            <text:p>3162</text:p>
          </table:table-cell>
          <table:table-cell office:value-type="float" office:value="1">
            <text:p>1</text:p>
          </table:table-cell>
          <table:table-cell office:value-type="float" office:value="3165">
            <text:p>3165</text:p>
          </table:table-cell>
          <table:table-cell office:value-type="float" office:value="3051">
            <text:p>3051</text:p>
          </table:table-cell>
          <table:table-cell table:formula="of:=IF(AND([.B271]&gt;[.E271];[.C271]=0);1;&quot;&quot;)">
            <text:p/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 office:value-type="float" office:value="1">
            <text:p>1</text:p>
          </table:table-cell>
          <table:table-cell table:formula="of:=IF(OR(AND([.G271]=1;[.I271]=1);AND([.F271]=1;[.H271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550">
            <text:p>755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030">
            <text:p>7030</text:p>
          </table:table-cell>
          <table:table-cell table:formula="of:=IF(AND([.B272]&gt;[.E272];[.C272]=0);1;&quot;&quot;)">
            <text:p/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26">
            <text:p>1426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376">
            <text:p>1376</text:p>
          </table:table-cell>
          <table:table-cell table:formula="of:=IF(AND([.B273]&gt;[.E273];[.C273]=0);1;&quot;&quot;)">
            <text:p/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289">
            <text:p>4289</text:p>
          </table:table-cell>
          <table:table-cell office:value-type="float" office:value="4050">
            <text:p>4050</text:p>
          </table:table-cell>
          <table:table-cell table:formula="of:=IF(AND([.B274]&gt;[.E274];[.C274]=0);1;&quot;&quot;)">
            <text:p/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 office:value-type="float" office:value="1">
            <text:p>1</text:p>
          </table:table-cell>
          <table:table-cell table:formula="of:=IF(OR(AND([.G274]=1;[.I274]=1);AND([.F274]=1;[.H274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6390">
            <text:p>56390</text:p>
          </table:table-cell>
          <table:table-cell office:value-type="float" office:value="1">
            <text:p>1</text:p>
          </table:table-cell>
          <table:table-cell office:value-type="float" office:value="57316">
            <text:p>57316</text:p>
          </table:table-cell>
          <table:table-cell office:value-type="float" office:value="55300">
            <text:p>55300</text:p>
          </table:table-cell>
          <table:table-cell table:formula="of:=IF(AND([.B275]&gt;[.E275];[.C275]=0);1;&quot;&quot;)">
            <text:p/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 office:value-type="float" office:value="1">
            <text:p>1</text:p>
          </table:table-cell>
          <table:table-cell table:formula="of:=IF(OR(AND([.G275]=1;[.I275]=1);AND([.F275]=1;[.H275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404">
            <text:p>7404</text:p>
          </table:table-cell>
          <table:table-cell office:value-type="float" office:value="7040">
            <text:p>704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 office:value-type="float" office:value="1">
            <text:p>1</text:p>
          </table:table-cell>
          <table:table-cell table:formula="of:=IF(OR(AND([.G276]=1;[.I276]=1);AND([.F276]=1;[.H276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429">
            <text:p>5429</text:p>
          </table:table-cell>
          <table:table-cell office:value-type="float" office:value="1">
            <text:p>1</text:p>
          </table:table-cell>
          <table:table-cell office:value-type="float" office:value="5461">
            <text:p>5461</text:p>
          </table:table-cell>
          <table:table-cell office:value-type="float" office:value="5144">
            <text:p>5144</text:p>
          </table:table-cell>
          <table:table-cell table:formula="of:=IF(AND([.B277]&gt;[.E277];[.C277]=0);1;&quot;&quot;)">
            <text:p/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 office:value-type="float" office:value="1">
            <text:p>1</text:p>
          </table:table-cell>
          <table:table-cell table:formula="of:=IF(OR(AND([.G277]=1;[.I277]=1);AND([.F277]=1;[.H277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63">
            <text:p>2363</text:p>
          </table:table-cell>
          <table:table-cell office:value-type="float" office:value="1">
            <text:p>1</text:p>
          </table:table-cell>
          <table:table-cell office:value-type="float" office:value="2400">
            <text:p>2400</text:p>
          </table:table-cell>
          <table:table-cell office:value-type="float" office:value="2216">
            <text:p>2216</text:p>
          </table:table-cell>
          <table:table-cell table:formula="of:=IF(AND([.B278]&gt;[.E278];[.C278]=0);1;&quot;&quot;)">
            <text:p/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 office:value-type="float" office:value="1">
            <text:p>1</text:p>
          </table:table-cell>
          <table:table-cell table:formula="of:=IF(OR(AND([.G278]=1;[.I278]=1);AND([.F278]=1;[.H278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34">
            <text:p>2334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248">
            <text:p>2248</text:p>
          </table:table-cell>
          <table:table-cell table:formula="of:=IF(AND([.B279]&gt;[.E279];[.C279]=0);1;&quot;&quot;)">
            <text:p/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 office:value-type="float" office:value="1">
            <text:p>1</text:p>
          </table:table-cell>
          <table:table-cell table:formula="of:=IF(OR(AND([.G279]=1;[.I279]=1);AND([.F279]=1;[.H279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float" office:value="20042">
            <text:p>20042</text:p>
          </table:table-cell>
          <table:table-cell office:value-type="float" office:value="19290">
            <text:p>19290</text:p>
          </table:table-cell>
          <table:table-cell table:formula="of:=IF(AND([.B280]&gt;[.E280];[.C280]=0);1;&quot;&quot;)">
            <text:p/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590">
            <text:p>659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370">
            <text:p>6370</text:p>
          </table:table-cell>
          <table:table-cell table:formula="of:=IF(AND([.B281]&gt;[.E281];[.C281]=0);1;&quot;&quot;)">
            <text:p/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 office:value-type="float" office:value="1">
            <text:p>1</text:p>
          </table:table-cell>
          <table:table-cell table:formula="of:=IF(OR(AND([.G281]=1;[.I281]=1);AND([.F281]=1;[.H281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955">
            <text:p>5955</text:p>
          </table:table-cell>
          <table:table-cell office:value-type="float" office:value="1">
            <text:p>1</text:p>
          </table:table-cell>
          <table:table-cell office:value-type="float" office:value="6027">
            <text:p>6027</text:p>
          </table:table-cell>
          <table:table-cell office:value-type="float" office:value="5812">
            <text:p>5812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 office:value-type="float" office:value="1">
            <text:p>1</text:p>
          </table:table-cell>
          <table:table-cell table:formula="of:=IF(OR(AND([.G282]=1;[.I282]=1);AND([.F282]=1;[.H282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550">
            <text:p>17550</text:p>
          </table:table-cell>
          <table:table-cell office:value-type="float" office:value="1">
            <text:p>1</text:p>
          </table:table-cell>
          <table:table-cell office:value-type="float" office:value="17572">
            <text:p>17572</text:p>
          </table:table-cell>
          <table:table-cell office:value-type="float" office:value="16455">
            <text:p>16455</text:p>
          </table:table-cell>
          <table:table-cell table:formula="of:=IF(AND([.B283]&gt;[.E283];[.C283]=0);1;&quot;&quot;)">
            <text:p/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72">
            <text:p>8172</text:p>
          </table:table-cell>
          <table:table-cell office:value-type="float" office:value="1">
            <text:p>1</text:p>
          </table:table-cell>
          <table:table-cell office:value-type="float" office:value="8261">
            <text:p>8261</text:p>
          </table:table-cell>
          <table:table-cell office:value-type="float" office:value="7805">
            <text:p>7805</text:p>
          </table:table-cell>
          <table:table-cell table:formula="of:=IF(AND([.B284]&gt;[.E284];[.C284]=0);1;&quot;&quot;)">
            <text:p/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 office:value-type="float" office:value="1">
            <text:p>1</text:p>
          </table:table-cell>
          <table:table-cell table:formula="of:=IF(OR(AND([.G284]=1;[.I284]=1);AND([.F284]=1;[.H284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formula="of:=IF(AND([.B285]&gt;[.E285];[.C285]=0);1;&quot;&quot;)">
            <text:p/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 office:value-type="float" office:value="1">
            <text:p>1</text:p>
          </table:table-cell>
          <table:table-cell table:formula="of:=IF(OR(AND([.G285]=1;[.I285]=1);AND([.F285]=1;[.H285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58">
            <text:p>558</text:p>
          </table:table-cell>
          <table:table-cell table:formula="of:=IF(AND([.B286]&gt;[.E286];[.C286]=0);1;&quot;&quot;)">
            <text:p/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 office:value-type="float" office:value="1">
            <text:p>1</text:p>
          </table:table-cell>
          <table:table-cell table:formula="of:=IF(OR(AND([.G286]=1;[.I286]=1);AND([.F286]=1;[.H286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office:value-type="float" office:value="443">
            <text:p>443</text:p>
          </table:table-cell>
          <table:table-cell table:formula="of:=IF(AND([.B287]&gt;[.E287];[.C287]=0);1;&quot;&quot;)">
            <text:p/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67">
            <text:p>367</text:p>
          </table:table-cell>
          <table:table-cell table:formula="of:=IF(AND([.B288]&gt;[.E288];[.C288]=0);1;&quot;&quot;)">
            <text:p/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office:value-type="float" office:value="895">
            <text:p>895</text:p>
          </table:table-cell>
          <table:table-cell office:value-type="float" office:value="837">
            <text:p>837</text:p>
          </table:table-cell>
          <table:table-cell table:formula="of:=IF(AND([.B289]&gt;[.E289];[.C289]=0);1;&quot;&quot;)">
            <text:p/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 office:value-type="float" office:value="1">
            <text:p>1</text:p>
          </table:table-cell>
          <table:table-cell table:formula="of:=IF(OR(AND([.G289]=1;[.I289]=1);AND([.F289]=1;[.H289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office:value-type="float" office:value="729">
            <text:p>729</text:p>
          </table:table-cell>
          <table:table-cell table:formula="of:=IF(AND([.B290]&gt;[.E290];[.C290]=0);1;&quot;&quot;)">
            <text:p/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 office:value-type="float" office:value="1">
            <text:p>1</text:p>
          </table:table-cell>
          <table:table-cell table:formula="of:=IF(OR(AND([.G290]=1;[.I290]=1);AND([.F290]=1;[.H290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97">
            <text:p>1097</text:p>
          </table:table-cell>
          <table:table-cell office:value-type="float" office:value="1">
            <text:p>1</text:p>
          </table:table-cell>
          <table:table-cell office:value-type="float" office:value="1103">
            <text:p>1103</text:p>
          </table:table-cell>
          <table:table-cell office:value-type="float" office:value="1053">
            <text:p>1053</text:p>
          </table:table-cell>
          <table:table-cell table:formula="of:=IF(AND([.B291]&gt;[.E291];[.C291]=0);1;&quot;&quot;)">
            <text:p/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192">
            <text:p>7192</text:p>
          </table:table-cell>
          <table:table-cell office:value-type="float" office:value="1">
            <text:p>1</text:p>
          </table:table-cell>
          <table:table-cell office:value-type="float" office:value="7268">
            <text:p>7268</text:p>
          </table:table-cell>
          <table:table-cell office:value-type="float" office:value="7000">
            <text:p>7000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 office:value-type="float" office:value="1">
            <text:p>1</text:p>
          </table:table-cell>
          <table:table-cell table:formula="of:=IF(OR(AND([.G292]=1;[.I292]=1);AND([.F292]=1;[.H292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36">
            <text:p>1336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290">
            <text:p>1290</text:p>
          </table:table-cell>
          <table:table-cell table:formula="of:=IF(AND([.B293]&gt;[.E293];[.C293]=0);1;&quot;&quot;)">
            <text:p/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 office:value-type="float" office:value="1">
            <text:p>1</text:p>
          </table:table-cell>
          <table:table-cell table:formula="of:=IF(OR(AND([.G293]=1;[.I293]=1);AND([.F293]=1;[.H293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31">
            <text:p>931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04">
            <text:p>904</text:p>
          </table:table-cell>
          <table:table-cell table:formula="of:=IF(AND([.B294]&gt;[.E294];[.C294]=0);1;&quot;&quot;)">
            <text:p/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3012">
            <text:p>3012</text:p>
          </table:table-cell>
          <table:table-cell office:value-type="float" office:value="2750">
            <text:p>2750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 office:value-type="float" office:value="1">
            <text:p>1</text:p>
          </table:table-cell>
          <table:table-cell table:formula="of:=IF(OR(AND([.G295]=1;[.I295]=1);AND([.F295]=1;[.H295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44">
            <text:p>344</text:p>
          </table:table-cell>
          <table:table-cell table:formula="of:=IF(AND([.B296]&gt;[.E296];[.C296]=0);1;&quot;&quot;)">
            <text:p/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75">
            <text:p>1075</text:p>
          </table:table-cell>
          <table:table-cell office:value-type="float" office:value="1022">
            <text:p>1022</text:p>
          </table:table-cell>
          <table:table-cell table:formula="of:=IF(AND([.B297]&gt;[.E297];[.C297]=0);1;&quot;&quot;)">
            <text:p/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 office:value-type="float" office:value="1">
            <text:p>1</text:p>
          </table:table-cell>
          <table:table-cell table:formula="of:=IF(OR(AND([.G297]=1;[.I297]=1);AND([.F297]=1;[.H297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791">
            <text:p>791</text:p>
          </table:table-cell>
          <table:table-cell table:formula="of:=IF(AND([.B298]&gt;[.E298];[.C298]=0);1;&quot;&quot;)">
            <text:p/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 office:value-type="float" office:value="1">
            <text:p>1</text:p>
          </table:table-cell>
          <table:table-cell table:formula="of:=IF(OR(AND([.G298]=1;[.I298]=1);AND([.F298]=1;[.H298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04">
            <text:p>4404</text:p>
          </table:table-cell>
          <table:table-cell office:value-type="float" office:value="4115">
            <text:p>4115</text:p>
          </table:table-cell>
          <table:table-cell table:formula="of:=IF(AND([.B299]&gt;[.E299];[.C299]=0);1;&quot;&quot;)">
            <text:p/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004">
            <text:p>2004</text:p>
          </table:table-cell>
          <table:table-cell table:formula="of:=IF(AND([.B300]&gt;[.E300];[.C300]=0);1;&quot;&quot;)">
            <text:p/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>
            <text:p/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83">
            <text:p>1483</text:p>
          </table:table-cell>
          <table:table-cell office:value-type="float" office:value="1">
            <text:p>1</text:p>
          </table:table-cell>
          <table:table-cell office:value-type="float" office:value="1501">
            <text:p>1501</text:p>
          </table:table-cell>
          <table:table-cell office:value-type="float" office:value="1405">
            <text:p>1405</text:p>
          </table:table-cell>
          <table:table-cell table:formula="of:=IF(AND([.B301]&gt;[.E301];[.C301]=0);1;&quot;&quot;)">
            <text:p/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 office:value-type="float" office:value="1">
            <text:p>1</text:p>
          </table:table-cell>
          <table:table-cell table:formula="of:=IF(OR(AND([.G301]=1;[.I301]=1);AND([.F301]=1;[.H301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24">
            <text:p>3824</text:p>
          </table:table-cell>
          <table:table-cell office:value-type="float" office:value="1">
            <text:p>1</text:p>
          </table:table-cell>
          <table:table-cell office:value-type="float" office:value="3841">
            <text:p>3841</text:p>
          </table:table-cell>
          <table:table-cell office:value-type="float" office:value="3679">
            <text:p>3679</text:p>
          </table:table-cell>
          <table:table-cell table:formula="of:=IF(AND([.B302]&gt;[.E302];[.C302]=0);1;&quot;&quot;)">
            <text:p/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 office:value-type="float" office:value="1">
            <text:p>1</text:p>
          </table:table-cell>
          <table:table-cell table:formula="of:=IF(OR(AND([.G302]=1;[.I302]=1);AND([.F302]=1;[.H302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129">
            <text:p>4129</text:p>
          </table:table-cell>
          <table:table-cell office:value-type="float" office:value="1">
            <text:p>1</text:p>
          </table:table-cell>
          <table:table-cell office:value-type="float" office:value="4140">
            <text:p>4140</text:p>
          </table:table-cell>
          <table:table-cell office:value-type="float" office:value="3892">
            <text:p>3892</text:p>
          </table:table-cell>
          <table:table-cell table:formula="of:=IF(AND([.B303]&gt;[.E303];[.C303]=0);1;&quot;&quot;)">
            <text:p/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 office:value-type="float" office:value="1">
            <text:p>1</text:p>
          </table:table-cell>
          <table:table-cell table:formula="of:=IF(OR(AND([.G303]=1;[.I303]=1);AND([.F303]=1;[.H303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282">
            <text:p>4282</text:p>
          </table:table-cell>
          <table:table-cell office:value-type="float" office:value="4081">
            <text:p>4081</text:p>
          </table:table-cell>
          <table:table-cell table:formula="of:=IF(AND([.B304]&gt;[.E304];[.C304]=0);1;&quot;&quot;)">
            <text:p/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 office:value-type="float" office:value="1">
            <text:p>1</text:p>
          </table:table-cell>
          <table:table-cell table:formula="of:=IF(OR(AND([.G304]=1;[.I304]=1);AND([.F304]=1;[.H304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343">
            <text:p>2343</text:p>
          </table:table-cell>
          <table:table-cell office:value-type="float" office:value="1">
            <text:p>1</text:p>
          </table:table-cell>
          <table:table-cell office:value-type="float" office:value="2371">
            <text:p>2371</text:p>
          </table:table-cell>
          <table:table-cell office:value-type="float" office:value="2236">
            <text:p>2236</text:p>
          </table:table-cell>
          <table:table-cell table:formula="of:=IF(AND([.B305]&gt;[.E305];[.C305]=0);1;&quot;&quot;)">
            <text:p/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159">
            <text:p>4159</text:p>
          </table:table-cell>
          <table:table-cell office:value-type="float" office:value="3885">
            <text:p>3885</text:p>
          </table:table-cell>
          <table:table-cell table:formula="of:=IF(AND([.B306]&gt;[.E306];[.C306]=0);1;&quot;&quot;)">
            <text:p/>
          </table:table-cell>
          <table:table-cell table:formula="of:=IF(AND([.B306]&lt;=[.E306];[.C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float" office:value="2661">
            <text:p>2661</text:p>
          </table:table-cell>
          <table:table-cell table:formula="of:=IF(AND([.B307]&gt;[.E307];[.C307]=0);1;&quot;&quot;)">
            <text:p/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625">
            <text:p>3625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1954">
            <text:p>1954</text:p>
          </table:table-cell>
          <table:table-cell table:formula="of:=IF(AND([.B309]&gt;[.E309];[.C309]=0);1;&quot;&quot;)">
            <text:p/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77">
            <text:p>2377</text:p>
          </table:table-cell>
          <table:table-cell office:value-type="float" office:value="1">
            <text:p>1</text:p>
          </table:table-cell>
          <table:table-cell office:value-type="float" office:value="2413">
            <text:p>2413</text:p>
          </table:table-cell>
          <table:table-cell office:value-type="float" office:value="2270">
            <text:p>2270</text:p>
          </table:table-cell>
          <table:table-cell table:formula="of:=IF(AND([.B310]&gt;[.E310];[.C310]=0);1;&quot;&quot;)">
            <text:p/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 office:value-type="float" office:value="1">
            <text:p>1</text:p>
          </table:table-cell>
          <table:table-cell table:formula="of:=IF(OR(AND([.G310]=1;[.I310]=1);AND([.F310]=1;[.H310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07">
            <text:p>1807</text:p>
          </table:table-cell>
          <table:table-cell table:formula="of:=IF(AND([.B311]&gt;[.E311];[.C311]=0);1;&quot;&quot;)">
            <text:p/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330">
            <text:p>16330</text:p>
          </table:table-cell>
          <table:table-cell office:value-type="float" office:value="1">
            <text:p>1</text:p>
          </table:table-cell>
          <table:table-cell office:value-type="float" office:value="16305">
            <text:p>16305</text:p>
          </table:table-cell>
          <table:table-cell office:value-type="float" office:value="15490">
            <text:p>1549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72">
            <text:p>3272</text:p>
          </table:table-cell>
          <table:table-cell office:value-type="float" office:value="3155">
            <text:p>3155</text:p>
          </table:table-cell>
          <table:table-cell table:formula="of:=IF(AND([.B313]&gt;[.E313];[.C313]=0);1;&quot;&quot;)">
            <text:p/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 office:value-type="float" office:value="1">
            <text:p>1</text:p>
          </table:table-cell>
          <table:table-cell table:formula="of:=IF(OR(AND([.G313]=1;[.I313]=1);AND([.F313]=1;[.H313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71">
            <text:p>871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41">
            <text:p>841</text:p>
          </table:table-cell>
          <table:table-cell table:formula="of:=IF(AND([.B314]&gt;[.E314];[.C314]=0);1;&quot;&quot;)">
            <text:p/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625">
            <text:p>2625</text:p>
          </table:table-cell>
          <table:table-cell office:value-type="float" office:value="1">
            <text:p>1</text:p>
          </table:table-cell>
          <table:table-cell office:value-type="float" office:value="2585">
            <text:p>2585</text:p>
          </table:table-cell>
          <table:table-cell office:value-type="float" office:value="2617">
            <text:p>2617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960">
            <text:p>26960</text:p>
          </table:table-cell>
          <table:table-cell office:value-type="float" office:value="1">
            <text:p>1</text:p>
          </table:table-cell>
          <table:table-cell office:value-type="float" office:value="26848">
            <text:p>26848</text:p>
          </table:table-cell>
          <table:table-cell office:value-type="float" office:value="26040">
            <text:p>2604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595">
            <text:p>4595</text:p>
          </table:table-cell>
          <table:table-cell office:value-type="float" office:value="1">
            <text:p>1</text:p>
          </table:table-cell>
          <table:table-cell office:value-type="float" office:value="4540">
            <text:p>4540</text:p>
          </table:table-cell>
          <table:table-cell office:value-type="float" office:value="4585">
            <text:p>4585</text:p>
          </table:table-cell>
          <table:table-cell table:formula="of:=IF(AND([.B317]&gt;[.E317];[.C317]=0);1;&quot;&quot;)">
            <text:p/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16">
            <text:p>2016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 office:value-type="float" office:value="1">
            <text:p>1</text:p>
          </table:table-cell>
          <table:table-cell table:formula="of:=IF(OR(AND([.G318]=1;[.I318]=1);AND([.F318]=1;[.H318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89">
            <text:p>2289</text:p>
          </table:table-cell>
          <table:table-cell office:value-type="float" office:value="1">
            <text:p>1</text:p>
          </table:table-cell>
          <table:table-cell office:value-type="float" office:value="2262">
            <text:p>2262</text:p>
          </table:table-cell>
          <table:table-cell office:value-type="float" office:value="2246">
            <text:p>2246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35">
            <text:p>735</text:p>
          </table:table-cell>
          <table:table-cell office:value-type="float" office:value="706">
            <text:p>706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55">
            <text:p>1155</text:p>
          </table:table-cell>
          <table:table-cell office:value-type="float" office:value="1074">
            <text:p>1074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 office:value-type="float" office:value="1">
            <text:p>1</text:p>
          </table:table-cell>
          <table:table-cell table:formula="of:=IF(OR(AND([.G321]=1;[.I321]=1);AND([.F321]=1;[.H321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float" office:value="711">
            <text:p>711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8">
            <text:p>1718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677">
            <text:p>1677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635">
            <text:p>4635</text:p>
          </table:table-cell>
          <table:table-cell table:formula="of:=IF(AND([.B325]&gt;[.E325];[.C325]=0);1;&quot;&quot;)">
            <text:p/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4">
            <text:p>1394</text:p>
          </table:table-cell>
          <table:table-cell office:value-type="float" office:value="1">
            <text:p>1</text:p>
          </table:table-cell>
          <table:table-cell office:value-type="float" office:value="1394">
            <text:p>1394</text:p>
          </table:table-cell>
          <table:table-cell office:value-type="float" office:value="1329">
            <text:p>1329</text:p>
          </table:table-cell>
          <table:table-cell table:formula="of:=IF(AND([.B326]&gt;[.E326];[.C326]=0);1;&quot;&quot;)">
            <text:p/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 office:value-type="float" office:value="1">
            <text:p>1</text:p>
          </table:table-cell>
          <table:table-cell table:formula="of:=IF(OR(AND([.G326]=1;[.I326]=1);AND([.F326]=1;[.H326]=1));1;&quot;&quot;)">
            <text:p/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860">
            <text:p>5860</text:p>
          </table:table-cell>
          <table:table-cell office:value-type="float" office:value="1">
            <text:p>1</text:p>
          </table:table-cell>
          <table:table-cell office:value-type="float" office:value="5820">
            <text:p>5820</text:p>
          </table:table-cell>
          <table:table-cell office:value-type="float" office:value="5580">
            <text:p>558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office:value-type="float" office:value="1773">
            <text:p>1773</text:p>
          </table:table-cell>
          <table:table-cell office:value-type="float" office:value="1700">
            <text:p>1700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55">
            <text:p>1555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519">
            <text:p>1519</text:p>
          </table:table-cell>
          <table:table-cell table:formula="of:=IF(AND([.B329]&gt;[.E329];[.C329]=0);1;&quot;&quot;)">
            <text:p/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 office:value-type="float" office:value="1">
            <text:p>1</text:p>
          </table:table-cell>
          <table:table-cell table:formula="of:=IF(OR(AND([.G329]=1;[.I329]=1);AND([.F329]=1;[.H329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749">
            <text:p>4749</text:p>
          </table:table-cell>
          <table:table-cell office:value-type="float" office:value="1">
            <text:p>1</text:p>
          </table:table-cell>
          <table:table-cell office:value-type="float" office:value="4735">
            <text:p>4735</text:p>
          </table:table-cell>
          <table:table-cell office:value-type="float" office:value="4434">
            <text:p>4434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707">
            <text:p>3707</text:p>
          </table:table-cell>
          <table:table-cell office:value-type="float" office:value="1">
            <text:p>1</text:p>
          </table:table-cell>
          <table:table-cell office:value-type="float" office:value="3740">
            <text:p>3740</text:p>
          </table:table-cell>
          <table:table-cell office:value-type="float" office:value="3627">
            <text:p>3627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 office:value-type="float" office:value="1">
            <text:p>1</text:p>
          </table:table-cell>
          <table:table-cell table:formula="of:=IF(OR(AND([.G331]=1;[.I331]=1);AND([.F331]=1;[.H331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1153">
            <text:p>1153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08">
            <text:p>2808</text:p>
          </table:table-cell>
          <table:table-cell office:value-type="float" office:value="1">
            <text:p>1</text:p>
          </table:table-cell>
          <table:table-cell office:value-type="float" office:value="2823">
            <text:p>2823</text:p>
          </table:table-cell>
          <table:table-cell office:value-type="float" office:value="2732">
            <text:p>2732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 office:value-type="float" office:value="1">
            <text:p>1</text:p>
          </table:table-cell>
          <table:table-cell table:formula="of:=IF(OR(AND([.G333]=1;[.I333]=1);AND([.F333]=1;[.H333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1558">
            <text:p>1558</text:p>
          </table:table-cell>
          <table:table-cell office:value-type="float" office:value="1477">
            <text:p>1477</text:p>
          </table:table-cell>
          <table:table-cell table:formula="of:=IF(AND([.B334]&gt;[.E334];[.C334]=0);1;&quot;&quot;)">
            <text:p/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 office:value-type="float" office:value="1">
            <text:p>1</text:p>
          </table:table-cell>
          <table:table-cell table:formula="of:=IF(OR(AND([.G334]=1;[.I334]=1);AND([.F334]=1;[.H334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550">
            <text:p>3550</text:p>
          </table:table-cell>
          <table:table-cell office:value-type="float" office:value="1">
            <text:p>1</text:p>
          </table:table-cell>
          <table:table-cell office:value-type="float" office:value="3577">
            <text:p>3577</text:p>
          </table:table-cell>
          <table:table-cell office:value-type="float" office:value="3435">
            <text:p>3435</text:p>
          </table:table-cell>
          <table:table-cell table:formula="of:=IF(AND([.B335]&gt;[.E335];[.C335]=0);1;&quot;&quot;)">
            <text:p/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210">
            <text:p>4210</text:p>
          </table:table-cell>
          <table:table-cell office:value-type="float" office:value="1">
            <text:p>1</text:p>
          </table:table-cell>
          <table:table-cell office:value-type="float" office:value="4232">
            <text:p>4232</text:p>
          </table:table-cell>
          <table:table-cell office:value-type="float" office:value="4040">
            <text:p>4040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 office:value-type="float" office:value="1">
            <text:p>1</text:p>
          </table:table-cell>
          <table:table-cell table:formula="of:=IF(OR(AND([.G336]=1;[.I336]=1);AND([.F336]=1;[.H336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5010">
            <text:p>25010</text:p>
          </table:table-cell>
          <table:table-cell office:value-type="float" office:value="1">
            <text:p>1</text:p>
          </table:table-cell>
          <table:table-cell office:value-type="float" office:value="24603">
            <text:p>24603</text:p>
          </table:table-cell>
          <table:table-cell office:value-type="float" office:value="23865">
            <text:p>23865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740">
            <text:p>4740</text:p>
          </table:table-cell>
          <table:table-cell office:value-type="float" office:value="1">
            <text:p>1</text:p>
          </table:table-cell>
          <table:table-cell office:value-type="float" office:value="4796">
            <text:p>4796</text:p>
          </table:table-cell>
          <table:table-cell office:value-type="float" office:value="4385">
            <text:p>4385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 office:value-type="float" office:value="1">
            <text:p>1</text:p>
          </table:table-cell>
          <table:table-cell table:formula="of:=IF(OR(AND([.G338]=1;[.I338]=1);AND([.F338]=1;[.H338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55">
            <text:p>1455</text:p>
          </table:table-cell>
          <table:table-cell office:value-type="float" office:value="1">
            <text:p>1</text:p>
          </table:table-cell>
          <table:table-cell office:value-type="float" office:value="1468">
            <text:p>1468</text:p>
          </table:table-cell>
          <table:table-cell office:value-type="float" office:value="1416">
            <text:p>1416</text:p>
          </table:table-cell>
          <table:table-cell table:formula="of:=IF(AND([.B339]&gt;[.E339];[.C339]=0);1;&quot;&quot;)">
            <text:p/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 office:value-type="float" office:value="1">
            <text:p>1</text:p>
          </table:table-cell>
          <table:table-cell table:formula="of:=IF(OR(AND([.G339]=1;[.I339]=1);AND([.F339]=1;[.H339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float" office:value="654">
            <text:p>654</text:p>
          </table:table-cell>
          <table:table-cell table:formula="of:=IF(AND([.B340]&gt;[.E340];[.C340]=0);1;&quot;&quot;)">
            <text:p/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 office:value-type="float" office:value="1">
            <text:p>1</text:p>
          </table:table-cell>
          <table:table-cell table:formula="of:=IF(OR(AND([.G340]=1;[.I340]=1);AND([.F340]=1;[.H340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66">
            <text:p>1466</text:p>
          </table:table-cell>
          <table:table-cell office:value-type="float" office:value="1">
            <text:p>1</text:p>
          </table:table-cell>
          <table:table-cell office:value-type="float" office:value="1469">
            <text:p>1469</text:p>
          </table:table-cell>
          <table:table-cell office:value-type="float" office:value="1418">
            <text:p>1418</text:p>
          </table:table-cell>
          <table:table-cell table:formula="of:=IF(AND([.B341]&gt;[.E341];[.C341]=0);1;&quot;&quot;)">
            <text:p/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 office:value-type="float" office:value="1">
            <text:p>1</text:p>
          </table:table-cell>
          <table:table-cell table:formula="of:=IF(OR(AND([.G341]=1;[.I341]=1);AND([.F341]=1;[.H341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98">
            <text:p>2798</text:p>
          </table:table-cell>
          <table:table-cell office:value-type="float" office:value="2708">
            <text:p>2708</text:p>
          </table:table-cell>
          <table:table-cell table:formula="of:=IF(AND([.B342]&gt;[.E342];[.C342]=0);1;&quot;&quot;)">
            <text:p/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 office:value-type="float" office:value="1">
            <text:p>1</text:p>
          </table:table-cell>
          <table:table-cell table:formula="of:=IF(OR(AND([.G342]=1;[.I342]=1);AND([.F342]=1;[.H342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table:formula="of:=IF(AND([.B343]&gt;[.E343];[.C343]=0);1;&quot;&quot;)">
            <text:p/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 office:value-type="float" office:value="1">
            <text:p>1</text:p>
          </table:table-cell>
          <table:table-cell table:formula="of:=IF(OR(AND([.G343]=1;[.I343]=1);AND([.F343]=1;[.H343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615">
            <text:p>5615</text:p>
          </table:table-cell>
          <table:table-cell office:value-type="float" office:value="5440">
            <text:p>544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78">
            <text:p>1578</text:p>
          </table:table-cell>
          <table:table-cell office:value-type="float" office:value="1">
            <text:p>1</text:p>
          </table:table-cell>
          <table:table-cell office:value-type="float" office:value="1588">
            <text:p>1588</text:p>
          </table:table-cell>
          <table:table-cell office:value-type="float" office:value="1552">
            <text:p>1552</text:p>
          </table:table-cell>
          <table:table-cell table:formula="of:=IF(AND([.B345]&gt;[.E345];[.C345]=0);1;&quot;&quot;)">
            <text:p/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 office:value-type="float" office:value="1">
            <text:p>1</text:p>
          </table:table-cell>
          <table:table-cell table:formula="of:=IF(OR(AND([.G345]=1;[.I345]=1);AND([.F345]=1;[.H345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29">
            <text:p>2729</text:p>
          </table:table-cell>
          <table:table-cell office:value-type="float" office:value="1">
            <text:p>1</text:p>
          </table:table-cell>
          <table:table-cell office:value-type="float" office:value="2758">
            <text:p>2758</text:p>
          </table:table-cell>
          <table:table-cell office:value-type="float" office:value="2650">
            <text:p>2650</text:p>
          </table:table-cell>
          <table:table-cell table:formula="of:=IF(AND([.B346]&gt;[.E346];[.C346]=0);1;&quot;&quot;)">
            <text:p/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 office:value-type="float" office:value="1">
            <text:p>1</text:p>
          </table:table-cell>
          <table:table-cell table:formula="of:=IF(OR(AND([.G346]=1;[.I346]=1);AND([.F346]=1;[.H346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340">
            <text:p>340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float" office:value="953">
            <text:p>953</text:p>
          </table:table-cell>
          <table:table-cell office:value-type="float" office:value="944">
            <text:p>944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 office:value-type="float" office:value="1">
            <text:p>1</text:p>
          </table:table-cell>
          <table:table-cell table:formula="of:=IF(OR(AND([.G348]=1;[.I348]=1);AND([.F348]=1;[.H348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float" office:value="1241">
            <text:p>1241</text:p>
          </table:table-cell>
          <table:table-cell table:formula="of:=IF(AND([.B349]&gt;[.E349];[.C349]=0);1;&quot;&quot;)">
            <text:p/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 office:value-type="float" office:value="1">
            <text:p>1</text:p>
          </table:table-cell>
          <table:table-cell table:formula="of:=IF(OR(AND([.G349]=1;[.I349]=1);AND([.F349]=1;[.H349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87">
            <text:p>1287</text:p>
          </table:table-cell>
          <table:table-cell office:value-type="float" office:value="1245">
            <text:p>1245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 office:value-type="float" office:value="1">
            <text:p>1</text:p>
          </table:table-cell>
          <table:table-cell table:formula="of:=IF(OR(AND([.G350]=1;[.I350]=1);AND([.F350]=1;[.H350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75">
            <text:p>2275</text:p>
          </table:table-cell>
          <table:table-cell office:value-type="float" office:value="2199">
            <text:p>2199</text:p>
          </table:table-cell>
          <table:table-cell table:formula="of:=IF(AND([.B351]&gt;[.E351];[.C351]=0);1;&quot;&quot;)">
            <text:p/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 office:value-type="float" office:value="1">
            <text:p>1</text:p>
          </table:table-cell>
          <table:table-cell table:formula="of:=IF(OR(AND([.G351]=1;[.I351]=1);AND([.F351]=1;[.H351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699">
            <text:p>699</text:p>
          </table:table-cell>
          <table:table-cell table:formula="of:=IF(AND([.B352]&gt;[.E352];[.C352]=0);1;&quot;&quot;)">
            <text:p/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 office:value-type="float" office:value="1">
            <text:p>1</text:p>
          </table:table-cell>
          <table:table-cell table:formula="of:=IF(OR(AND([.G352]=1;[.I352]=1);AND([.F352]=1;[.H352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8">
            <text:p>1688</text:p>
          </table:table-cell>
          <table:table-cell office:value-type="float" office:value="1">
            <text:p>1</text:p>
          </table:table-cell>
          <table:table-cell office:value-type="float" office:value="1685">
            <text:p>1685</text:p>
          </table:table-cell>
          <table:table-cell office:value-type="float" office:value="1660">
            <text:p>1660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68">
            <text:p>2668</text:p>
          </table:table-cell>
          <table:table-cell office:value-type="float" office:value="1">
            <text:p>1</text:p>
          </table:table-cell>
          <table:table-cell office:value-type="float" office:value="2688">
            <text:p>2688</text:p>
          </table:table-cell>
          <table:table-cell office:value-type="float" office:value="2576">
            <text:p>2576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 office:value-type="float" office:value="1">
            <text:p>1</text:p>
          </table:table-cell>
          <table:table-cell table:formula="of:=IF(OR(AND([.G354]=1;[.I354]=1);AND([.F354]=1;[.H354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4005">
            <text:p>4005</text:p>
          </table:table-cell>
          <table:table-cell office:value-type="float" office:value="1">
            <text:p>1</text:p>
          </table:table-cell>
          <table:table-cell office:value-type="float" office:value="3960">
            <text:p>3960</text:p>
          </table:table-cell>
          <table:table-cell office:value-type="float" office:value="3685">
            <text:p>3685</text:p>
          </table:table-cell>
          <table:table-cell table:formula="of:=IF(AND([.B355]&gt;[.E355];[.C355]=0);1;&quot;&quot;)">
            <text:p/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082">
            <text:p>1082</text:p>
          </table:table-cell>
          <table:table-cell table:formula="of:=IF(AND([.B356]&gt;[.E356];[.C356]=0);1;&quot;&quot;)">
            <text:p/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61">
            <text:p>2961</text:p>
          </table:table-cell>
          <table:table-cell office:value-type="float" office:value="1">
            <text:p>1</text:p>
          </table:table-cell>
          <table:table-cell office:value-type="float" office:value="2958">
            <text:p>2958</text:p>
          </table:table-cell>
          <table:table-cell office:value-type="float" office:value="2856">
            <text:p>2856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440">
            <text:p>1440</text:p>
          </table:table-cell>
          <table:table-cell table:formula="of:=IF(AND([.B358]&gt;[.E358];[.C358]=0);1;&quot;&quot;)">
            <text:p/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 office:value-type="float" office:value="1">
            <text:p>1</text:p>
          </table:table-cell>
          <table:table-cell table:formula="of:=IF(OR(AND([.G358]=1;[.I358]=1);AND([.F358]=1;[.H358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704">
            <text:p>2704</text:p>
          </table:table-cell>
          <table:table-cell office:value-type="float" office:value="1">
            <text:p>1</text:p>
          </table:table-cell>
          <table:table-cell office:value-type="float" office:value="2714">
            <text:p>2714</text:p>
          </table:table-cell>
          <table:table-cell office:value-type="float" office:value="2623">
            <text:p>2623</text:p>
          </table:table-cell>
          <table:table-cell table:formula="of:=IF(AND([.B359]&gt;[.E359];[.C359]=0);1;&quot;&quot;)">
            <text:p/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 office:value-type="float" office:value="1">
            <text:p>1</text:p>
          </table:table-cell>
          <table:table-cell table:formula="of:=IF(OR(AND([.G359]=1;[.I359]=1);AND([.F359]=1;[.H359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210">
            <text:p>11210</text:p>
          </table:table-cell>
          <table:table-cell office:value-type="float" office:value="1">
            <text:p>1</text:p>
          </table:table-cell>
          <table:table-cell office:value-type="float" office:value="11313">
            <text:p>11313</text:p>
          </table:table-cell>
          <table:table-cell office:value-type="float" office:value="11040">
            <text:p>11040</text:p>
          </table:table-cell>
          <table:table-cell table:formula="of:=IF(AND([.B360]&gt;[.E360];[.C360]=0);1;&quot;&quot;)">
            <text:p/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 office:value-type="float" office:value="1">
            <text:p>1</text:p>
          </table:table-cell>
          <table:table-cell table:formula="of:=IF(OR(AND([.G360]=1;[.I360]=1);AND([.F360]=1;[.H360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987">
            <text:p>987</text:p>
          </table:table-cell>
          <table:table-cell table:formula="of:=IF(AND([.B361]&gt;[.E361];[.C361]=0);1;&quot;&quot;)">
            <text:p/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 office:value-type="float" office:value="1">
            <text:p>1</text:p>
          </table:table-cell>
          <table:table-cell table:formula="of:=IF(OR(AND([.G361]=1;[.I361]=1);AND([.F361]=1;[.H361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30">
            <text:p>2430</text:p>
          </table:table-cell>
          <table:table-cell office:value-type="float" office:value="1">
            <text:p>1</text:p>
          </table:table-cell>
          <table:table-cell office:value-type="float" office:value="2442">
            <text:p>2442</text:p>
          </table:table-cell>
          <table:table-cell office:value-type="float" office:value="2364">
            <text:p>2364</text:p>
          </table:table-cell>
          <table:table-cell table:formula="of:=IF(AND([.B362]&gt;[.E362];[.C362]=0);1;&quot;&quot;)">
            <text:p/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 office:value-type="float" office:value="1">
            <text:p>1</text:p>
          </table:table-cell>
          <table:table-cell table:formula="of:=IF(OR(AND([.G362]=1;[.I362]=1);AND([.F362]=1;[.H362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1832">
            <text:p>1832</text:p>
          </table:table-cell>
          <table:table-cell office:value-type="float" office:value="1744">
            <text:p>1744</text:p>
          </table:table-cell>
          <table:table-cell table:formula="of:=IF(AND([.B363]&gt;[.E363];[.C363]=0);1;&quot;&quot;)">
            <text:p/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 office:value-type="float" office:value="1">
            <text:p>1</text:p>
          </table:table-cell>
          <table:table-cell table:formula="of:=IF(OR(AND([.G363]=1;[.I363]=1);AND([.F363]=1;[.H363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31">
            <text:p>731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200">
            <text:p>5200</text:p>
          </table:table-cell>
          <table:table-cell office:value-type="float" office:value="1">
            <text:p>1</text:p>
          </table:table-cell>
          <table:table-cell office:value-type="float" office:value="5229">
            <text:p>5229</text:p>
          </table:table-cell>
          <table:table-cell office:value-type="float" office:value="4925">
            <text:p>4925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47">
            <text:p>3847</text:p>
          </table:table-cell>
          <table:table-cell office:value-type="float" office:value="3635">
            <text:p>3635</text:p>
          </table:table-cell>
          <table:table-cell table:formula="of:=IF(AND([.B366]&gt;[.E366];[.C366]=0);1;&quot;&quot;)">
            <text:p/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table:formula="of:=IF(AND([.B367]&gt;[.E367];[.C367]=0);1;&quot;&quot;)">
            <text:p/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 office:value-type="float" office:value="1">
            <text:p>1</text:p>
          </table:table-cell>
          <table:table-cell table:formula="of:=IF(OR(AND([.G367]=1;[.I367]=1);AND([.F367]=1;[.H367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435">
            <text:p>435</text:p>
          </table:table-cell>
          <table:table-cell table:formula="of:=IF(AND([.B368]&gt;[.E368];[.C368]=0);1;&quot;&quot;)">
            <text:p/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 office:value-type="float" office:value="1">
            <text:p>1</text:p>
          </table:table-cell>
          <table:table-cell table:formula="of:=IF(OR(AND([.G368]=1;[.I368]=1);AND([.F368]=1;[.H368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777">
            <text:p>777</text:p>
          </table:table-cell>
          <table:table-cell table:formula="of:=IF(AND([.B369]&gt;[.E369];[.C369]=0);1;&quot;&quot;)">
            <text:p/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 office:value-type="float" office:value="1">
            <text:p>1</text:p>
          </table:table-cell>
          <table:table-cell table:formula="of:=IF(OR(AND([.G369]=1;[.I369]=1);AND([.F369]=1;[.H369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4">
            <text:p>594</text:p>
          </table:table-cell>
          <table:table-cell table:formula="of:=IF(AND([.B370]&gt;[.E370];[.C370]=0);1;&quot;&quot;)">
            <text:p/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 office:value-type="float" office:value="1">
            <text:p>1</text:p>
          </table:table-cell>
          <table:table-cell table:formula="of:=IF(OR(AND([.G370]=1;[.I370]=1);AND([.F370]=1;[.H370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489">
            <text:p>489</text:p>
          </table:table-cell>
          <table:table-cell table:formula="of:=IF(AND([.B371]&gt;[.E371];[.C371]=0);1;&quot;&quot;)">
            <text:p/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 office:value-type="float" office:value="1">
            <text:p>1</text:p>
          </table:table-cell>
          <table:table-cell table:formula="of:=IF(OR(AND([.G371]=1;[.I371]=1);AND([.F371]=1;[.H371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964">
            <text:p>4964</text:p>
          </table:table-cell>
          <table:table-cell office:value-type="float" office:value="1">
            <text:p>1</text:p>
          </table:table-cell>
          <table:table-cell office:value-type="float" office:value="4998">
            <text:p>4998</text:p>
          </table:table-cell>
          <table:table-cell office:value-type="float" office:value="4818">
            <text:p>4818</text:p>
          </table:table-cell>
          <table:table-cell table:formula="of:=IF(AND([.B372]&gt;[.E372];[.C372]=0);1;&quot;&quot;)">
            <text:p/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 office:value-type="float" office:value="1">
            <text:p>1</text:p>
          </table:table-cell>
          <table:table-cell table:formula="of:=IF(OR(AND([.G372]=1;[.I372]=1);AND([.F372]=1;[.H372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323">
            <text:p>323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office:value-type="float" office:value="859">
            <text:p>859</text:p>
          </table:table-cell>
          <table:table-cell table:formula="of:=IF(AND([.B374]&gt;[.E374];[.C374]=0);1;&quot;&quot;)">
            <text:p/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 office:value-type="float" office:value="1">
            <text:p>1</text:p>
          </table:table-cell>
          <table:table-cell table:formula="of:=IF(OR(AND([.G374]=1;[.I374]=1);AND([.F374]=1;[.H374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8">
            <text:p>748</text:p>
          </table:table-cell>
          <table:table-cell office:value-type="float" office:value="719">
            <text:p>719</text:p>
          </table:table-cell>
          <table:table-cell table:formula="of:=IF(AND([.B375]&gt;[.E375];[.C375]=0);1;&quot;&quot;)">
            <text:p/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 office:value-type="float" office:value="1">
            <text:p>1</text:p>
          </table:table-cell>
          <table:table-cell table:formula="of:=IF(OR(AND([.G375]=1;[.I375]=1);AND([.F375]=1;[.H375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34">
            <text:p>634</text:p>
          </table:table-cell>
          <table:table-cell table:formula="of:=IF(AND([.B376]&gt;[.E376];[.C376]=0);1;&quot;&quot;)">
            <text:p/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 office:value-type="float" office:value="1">
            <text:p>1</text:p>
          </table:table-cell>
          <table:table-cell table:formula="of:=IF(OR(AND([.G376]=1;[.I376]=1);AND([.F376]=1;[.H376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float" office:value="791">
            <text:p>791</text:p>
          </table:table-cell>
          <table:table-cell table:formula="of:=IF(AND([.B377]&gt;[.E377];[.C377]=0);1;&quot;&quot;)">
            <text:p/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 office:value-type="float" office:value="1">
            <text:p>1</text:p>
          </table:table-cell>
          <table:table-cell table:formula="of:=IF(OR(AND([.G377]=1;[.I377]=1);AND([.F377]=1;[.H377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office:value-type="float" office:value="574">
            <text:p>574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float" office:value="1238">
            <text:p>1238</text:p>
          </table:table-cell>
          <table:table-cell table:formula="of:=IF(AND([.B379]&gt;[.E379];[.C379]=0);1;&quot;&quot;)">
            <text:p/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 office:value-type="float" office:value="1">
            <text:p>1</text:p>
          </table:table-cell>
          <table:table-cell table:formula="of:=IF(OR(AND([.G379]=1;[.I379]=1);AND([.F379]=1;[.H379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486">
            <text:p>486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 office:value-type="float" office:value="1">
            <text:p>1</text:p>
          </table:table-cell>
          <table:table-cell table:formula="of:=IF(OR(AND([.G380]=1;[.I380]=1);AND([.F380]=1;[.H380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290">
            <text:p>2290</text:p>
          </table:table-cell>
          <table:table-cell table:formula="of:=IF(AND([.B381]&gt;[.E381];[.C381]=0);1;&quot;&quot;)">
            <text:p/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 office:value-type="float" office:value="1">
            <text:p>1</text:p>
          </table:table-cell>
          <table:table-cell table:formula="of:=IF(OR(AND([.G381]=1;[.I381]=1);AND([.F381]=1;[.H381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38">
            <text:p>838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6">
            <text:p>816</text:p>
          </table:table-cell>
          <table:table-cell table:formula="of:=IF(AND([.B382]&gt;[.E382];[.C382]=0);1;&quot;&quot;)">
            <text:p/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 office:value-type="float" office:value="1">
            <text:p>1</text:p>
          </table:table-cell>
          <table:table-cell table:formula="of:=IF(OR(AND([.G382]=1;[.I382]=1);AND([.F382]=1;[.H382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66">
            <text:p>266</text:p>
          </table:table-cell>
          <table:table-cell table:formula="of:=IF(AND([.B383]&gt;[.E383];[.C383]=0);1;&quot;&quot;)">
            <text:p/>
          </table:table-cell>
          <table:table-cell table:formula="of:=IF(AND([.B383]&lt;=[.E383];[.C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72">
            <text:p>672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740">
            <text:p>1740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75">
            <text:p>1375</text:p>
          </table:table-cell>
          <table:table-cell office:value-type="float" office:value="1327">
            <text:p>1327</text:p>
          </table:table-cell>
          <table:table-cell table:formula="of:=IF(AND([.B386]&gt;[.E386];[.C386]=0);1;&quot;&quot;)">
            <text:p/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 office:value-type="float" office:value="1">
            <text:p>1</text:p>
          </table:table-cell>
          <table:table-cell table:formula="of:=IF(OR(AND([.G386]=1;[.I386]=1);AND([.F386]=1;[.H386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501">
            <text:p>501</text:p>
          </table:table-cell>
          <table:table-cell table:formula="of:=IF(AND([.B387]&gt;[.E387];[.C387]=0);1;&quot;&quot;)">
            <text:p/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 office:value-type="float" office:value="1">
            <text:p>1</text:p>
          </table:table-cell>
          <table:table-cell table:formula="of:=IF(OR(AND([.G387]=1;[.I387]=1);AND([.F387]=1;[.H387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 office:value-type="float" office:value="1">
            <text:p>1</text:p>
          </table:table-cell>
          <table:table-cell table:formula="of:=IF(OR(AND([.G388]=1;[.I388]=1);AND([.F388]=1;[.H388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463">
            <text:p>1463</text:p>
          </table:table-cell>
          <table:table-cell table:formula="of:=IF(AND([.B389]&gt;[.E389];[.C389]=0);1;&quot;&quot;)">
            <text:p/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 office:value-type="float" office:value="1">
            <text:p>1</text:p>
          </table:table-cell>
          <table:table-cell table:formula="of:=IF(OR(AND([.G389]=1;[.I389]=1);AND([.F389]=1;[.H389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740">
            <text:p>4740</text:p>
          </table:table-cell>
          <table:table-cell office:value-type="float" office:value="1">
            <text:p>1</text:p>
          </table:table-cell>
          <table:table-cell office:value-type="float" office:value="4764">
            <text:p>4764</text:p>
          </table:table-cell>
          <table:table-cell office:value-type="float" office:value="4570">
            <text:p>4570</text:p>
          </table:table-cell>
          <table:table-cell table:formula="of:=IF(AND([.B390]&gt;[.E390];[.C390]=0);1;&quot;&quot;)">
            <text:p/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 office:value-type="float" office:value="1">
            <text:p>1</text:p>
          </table:table-cell>
          <table:table-cell table:formula="of:=IF(OR(AND([.G390]=1;[.I390]=1);AND([.F390]=1;[.H390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507">
            <text:p>2507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444">
            <text:p>2444</text:p>
          </table:table-cell>
          <table:table-cell table:formula="of:=IF(AND([.B391]&gt;[.E391];[.C391]=0);1;&quot;&quot;)">
            <text:p/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 office:value-type="float" office:value="1">
            <text:p>1</text:p>
          </table:table-cell>
          <table:table-cell table:formula="of:=IF(OR(AND([.G391]=1;[.I391]=1);AND([.F391]=1;[.H391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600">
            <text:p>3600</text:p>
          </table:table-cell>
          <table:table-cell table:formula="of:=IF(AND([.B392]&gt;[.E392];[.C392]=0);1;&quot;&quot;)">
            <text:p/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 office:value-type="float" office:value="1">
            <text:p>1</text:p>
          </table:table-cell>
          <table:table-cell table:formula="of:=IF(OR(AND([.G392]=1;[.I392]=1);AND([.F392]=1;[.H392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76">
            <text:p>1476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1423">
            <text:p>1423</text:p>
          </table:table-cell>
          <table:table-cell table:formula="of:=IF(AND([.B393]&gt;[.E393];[.C393]=0);1;&quot;&quot;)">
            <text:p/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 office:value-type="float" office:value="1">
            <text:p>1</text:p>
          </table:table-cell>
          <table:table-cell table:formula="of:=IF(OR(AND([.G393]=1;[.I393]=1);AND([.F393]=1;[.H393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8">
            <text:p>1008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448">
            <text:p>448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 office:value-type="float" office:value="1">
            <text:p>1</text:p>
          </table:table-cell>
          <table:table-cell table:formula="of:=IF(OR(AND([.G395]=1;[.I395]=1);AND([.F395]=1;[.H395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475">
            <text:p>475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 office:value-type="float" office:value="1">
            <text:p>1</text:p>
          </table:table-cell>
          <table:table-cell table:formula="of:=IF(OR(AND([.G396]=1;[.I396]=1);AND([.F396]=1;[.H396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8">
            <text:p>638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office:value-type="float" office:value="620">
            <text:p>620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3432">
            <text:p>3432</text:p>
          </table:table-cell>
          <table:table-cell office:value-type="float" office:value="3320">
            <text:p>3320</text:p>
          </table:table-cell>
          <table:table-cell table:formula="of:=IF(AND([.B398]&gt;[.E398];[.C398]=0);1;&quot;&quot;)">
            <text:p/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 office:value-type="float" office:value="1">
            <text:p>1</text:p>
          </table:table-cell>
          <table:table-cell table:formula="of:=IF(OR(AND([.G398]=1;[.I398]=1);AND([.F398]=1;[.H398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56">
            <text:p>2756</text:p>
          </table:table-cell>
          <table:table-cell office:value-type="float" office:value="0">
            <text:p>0</text:p>
          </table:table-cell>
          <table:table-cell office:value-type="float" office:value="2730">
            <text:p>2730</text:p>
          </table:table-cell>
          <table:table-cell office:value-type="float" office:value="2655">
            <text:p>2655</text:p>
          </table:table-cell>
          <table:table-cell table:formula="of:=IF(AND([.B399]&gt;[.E399];[.C399]=0);1;&quot;&quot;)" office:value-type="float" office:value="1">
            <text:p>1</text:p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 office:value-type="float" office:value="1">
            <text:p>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25">
            <text:p>525</text:p>
          </table:table-cell>
          <table:table-cell table:formula="of:=IF(AND([.B400]&gt;[.E400];[.C400]=0);1;&quot;&quot;)">
            <text:p/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 office:value-type="float" office:value="1">
            <text:p>1</text:p>
          </table:table-cell>
          <table:table-cell table:formula="of:=IF(OR(AND([.G400]=1;[.I400]=1);AND([.F400]=1;[.H400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937">
            <text:p>2937</text:p>
          </table:table-cell>
          <table:table-cell office:value-type="float" office:value="2869">
            <text:p>2869</text:p>
          </table:table-cell>
          <table:table-cell table:formula="of:=IF(AND([.B401]&gt;[.E401];[.C401]=0);1;&quot;&quot;)">
            <text:p/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 office:value-type="float" office:value="1">
            <text:p>1</text:p>
          </table:table-cell>
          <table:table-cell table:formula="of:=IF(OR(AND([.G401]=1;[.I401]=1);AND([.F401]=1;[.H401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561">
            <text:p>1561</text:p>
          </table:table-cell>
          <table:table-cell table:formula="of:=IF(AND([.B402]&gt;[.E402];[.C402]=0);1;&quot;&quot;)">
            <text:p/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 office:value-type="float" office:value="1">
            <text:p>1</text:p>
          </table:table-cell>
          <table:table-cell table:formula="of:=IF(OR(AND([.G402]=1;[.I402]=1);AND([.F402]=1;[.H402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569">
            <text:p>569</text:p>
          </table:table-cell>
          <table:table-cell table:formula="of:=IF(AND([.B403]&gt;[.E403];[.C403]=0);1;&quot;&quot;)">
            <text:p/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 office:value-type="float" office:value="1">
            <text:p>1</text:p>
          </table:table-cell>
          <table:table-cell table:formula="of:=IF(OR(AND([.G403]=1;[.I403]=1);AND([.F403]=1;[.H403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5">
            <text:p>815</text:p>
          </table:table-cell>
          <table:table-cell table:formula="of:=IF(AND([.B404]&gt;[.E404];[.C404]=0);1;&quot;&quot;)">
            <text:p/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 office:value-type="float" office:value="1">
            <text:p>1</text:p>
          </table:table-cell>
          <table:table-cell table:formula="of:=IF(OR(AND([.G404]=1;[.I404]=1);AND([.F404]=1;[.H404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43">
            <text:p>743</text:p>
          </table:table-cell>
          <table:table-cell table:formula="of:=IF(AND([.B405]&gt;[.E405];[.C405]=0);1;&quot;&quot;)">
            <text:p/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717">
            <text:p>717</text:p>
          </table:table-cell>
          <table:table-cell table:formula="of:=IF(AND([.B406]&gt;[.E406];[.C406]=0);1;&quot;&quot;)">
            <text:p/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office:value-type="float" office:value="759">
            <text:p>759</text:p>
          </table:table-cell>
          <table:table-cell table:formula="of:=IF(AND([.B407]&gt;[.E407];[.C407]=0);1;&quot;&quot;)">
            <text:p/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 office:value-type="float" office:value="1">
            <text:p>1</text:p>
          </table:table-cell>
          <table:table-cell table:formula="of:=IF(OR(AND([.G407]=1;[.I407]=1);AND([.F407]=1;[.H407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21">
            <text:p>1021</text:p>
          </table:table-cell>
          <table:table-cell table:formula="of:=IF(AND([.B408]&gt;[.E408];[.C408]=0);1;&quot;&quot;)">
            <text:p/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 office:value-type="float" office:value="1">
            <text:p>1</text:p>
          </table:table-cell>
          <table:table-cell table:formula="of:=IF(OR(AND([.G408]=1;[.I408]=1);AND([.F408]=1;[.H408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500">
            <text:p>3500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 office:value-type="float" office:value="1">
            <text:p>1</text:p>
          </table:table-cell>
          <table:table-cell table:formula="of:=IF(OR(AND([.G409]=1;[.I409]=1);AND([.F409]=1;[.H409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74">
            <text:p>2274</text:p>
          </table:table-cell>
          <table:table-cell office:value-type="float" office:value="1">
            <text:p>1</text:p>
          </table:table-cell>
          <table:table-cell office:value-type="float" office:value="2271">
            <text:p>2271</text:p>
          </table:table-cell>
          <table:table-cell office:value-type="float" office:value="2226">
            <text:p>2226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212">
            <text:p>2212</text:p>
          </table:table-cell>
          <table:table-cell office:value-type="float" office:value="1">
            <text:p>1</text:p>
          </table:table-cell>
          <table:table-cell office:value-type="float" office:value="2218">
            <text:p>2218</text:p>
          </table:table-cell>
          <table:table-cell office:value-type="float" office:value="2128">
            <text:p>2128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 office:value-type="float" office:value="1">
            <text:p>1</text:p>
          </table:table-cell>
          <table:table-cell table:formula="of:=IF(OR(AND([.G411]=1;[.I411]=1);AND([.F411]=1;[.H411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 office:value-type="float" office:value="4885">
            <text:p>4885</text:p>
          </table:table-cell>
          <table:table-cell office:value-type="float" office:value="4656">
            <text:p>4656</text:p>
          </table:table-cell>
          <table:table-cell table:formula="of:=IF(AND([.B412]&gt;[.E412];[.C412]=0);1;&quot;&quot;)">
            <text:p/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 office:value-type="float" office:value="1">
            <text:p>1</text:p>
          </table:table-cell>
          <table:table-cell table:formula="of:=IF(OR(AND([.G412]=1;[.I412]=1);AND([.F412]=1;[.H412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office:value-type="float" office:value="1640">
            <text:p>1640</text:p>
          </table:table-cell>
          <table:table-cell office:value-type="float" office:value="1551">
            <text:p>1551</text:p>
          </table:table-cell>
          <table:table-cell table:formula="of:=IF(AND([.B413]&gt;[.E413];[.C413]=0);1;&quot;&quot;)">
            <text:p/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 office:value-type="float" office:value="1">
            <text:p>1</text:p>
          </table:table-cell>
          <table:table-cell table:formula="of:=IF(OR(AND([.G413]=1;[.I413]=1);AND([.F413]=1;[.H413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  <table:table-cell office:value-type="float" office:value="3395">
            <text:p>3395</text:p>
          </table:table-cell>
          <table:table-cell office:value-type="float" office:value="3241">
            <text:p>3241</text:p>
          </table:table-cell>
          <table:table-cell table:formula="of:=IF(AND([.B414]&gt;[.E414];[.C414]=0);1;&quot;&quot;)">
            <text:p/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 office:value-type="float" office:value="1">
            <text:p>1</text:p>
          </table:table-cell>
          <table:table-cell table:formula="of:=IF(OR(AND([.G414]=1;[.I414]=1);AND([.F414]=1;[.H414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609">
            <text:p>2609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15">
            <text:p>2515</text:p>
          </table:table-cell>
          <table:table-cell table:formula="of:=IF(AND([.B415]&gt;[.E415];[.C415]=0);1;&quot;&quot;)">
            <text:p/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 office:value-type="float" office:value="1">
            <text:p>1</text:p>
          </table:table-cell>
          <table:table-cell table:formula="of:=IF(OR(AND([.G415]=1;[.I415]=1);AND([.F415]=1;[.H415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101">
            <text:p>4101</text:p>
          </table:table-cell>
          <table:table-cell office:value-type="float" office:value="1">
            <text:p>1</text:p>
          </table:table-cell>
          <table:table-cell office:value-type="float" office:value="4132">
            <text:p>4132</text:p>
          </table:table-cell>
          <table:table-cell office:value-type="float" office:value="3953">
            <text:p>3953</text:p>
          </table:table-cell>
          <table:table-cell table:formula="of:=IF(AND([.B416]&gt;[.E416];[.C416]=0);1;&quot;&quot;)">
            <text:p/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 office:value-type="float" office:value="1">
            <text:p>1</text:p>
          </table:table-cell>
          <table:table-cell table:formula="of:=IF(OR(AND([.G416]=1;[.I416]=1);AND([.F416]=1;[.H416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84">
            <text:p>184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63">
            <text:p>563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85">
            <text:p>3185</text:p>
          </table:table-cell>
          <table:table-cell office:value-type="float" office:value="3055">
            <text:p>3055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710">
            <text:p>12710</text:p>
          </table:table-cell>
          <table:table-cell office:value-type="float" office:value="1">
            <text:p>1</text:p>
          </table:table-cell>
          <table:table-cell office:value-type="float" office:value="12580">
            <text:p>12580</text:p>
          </table:table-cell>
          <table:table-cell office:value-type="float" office:value="12020">
            <text:p>1202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office:value-type="float" office:value="518">
            <text:p>518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1969">
            <text:p>1969</text:p>
          </table:table-cell>
          <table:table-cell table:formula="of:=IF(AND([.B422]&gt;[.E422];[.C422]=0);1;&quot;&quot;)">
            <text:p/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 office:value-type="float" office:value="1">
            <text:p>1</text:p>
          </table:table-cell>
          <table:table-cell table:formula="of:=IF(OR(AND([.G422]=1;[.I422]=1);AND([.F422]=1;[.H422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33">
            <text:p>1133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1106">
            <text:p>1106</text:p>
          </table:table-cell>
          <table:table-cell table:formula="of:=IF(AND([.B423]&gt;[.E423];[.C423]=0);1;&quot;&quot;)">
            <text:p/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 office:value-type="float" office:value="1">
            <text:p>1</text:p>
          </table:table-cell>
          <table:table-cell table:formula="of:=IF(OR(AND([.G423]=1;[.I423]=1);AND([.F423]=1;[.H423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float" office:value="516">
            <text:p>516</text:p>
          </table:table-cell>
          <table:table-cell table:formula="of:=IF(AND([.B424]&gt;[.E424];[.C424]=0);1;&quot;&quot;)">
            <text:p/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 office:value-type="float" office:value="1">
            <text:p>1</text:p>
          </table:table-cell>
          <table:table-cell table:formula="of:=IF(OR(AND([.G424]=1;[.I424]=1);AND([.F424]=1;[.H424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91">
            <text:p>691</text:p>
          </table:table-cell>
          <table:table-cell office:value-type="float" office:value="1">
            <text:p>1</text:p>
          </table:table-cell>
          <table:table-cell office:value-type="float" office:value="693">
            <text:p>693</text:p>
          </table:table-cell>
          <table:table-cell office:value-type="float" office:value="663">
            <text:p>663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 office:value-type="float" office:value="1">
            <text:p>1</text:p>
          </table:table-cell>
          <table:table-cell table:formula="of:=IF(OR(AND([.G425]=1;[.I425]=1);AND([.F425]=1;[.H425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61">
            <text:p>861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office:value-type="float" office:value="831">
            <text:p>831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 office:value-type="float" office:value="1">
            <text:p>1</text:p>
          </table:table-cell>
          <table:table-cell table:formula="of:=IF(OR(AND([.G426]=1;[.I426]=1);AND([.F426]=1;[.H426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13">
            <text:p>1113</text:p>
          </table:table-cell>
          <table:table-cell office:value-type="float" office:value="1074">
            <text:p>1074</text:p>
          </table:table-cell>
          <table:table-cell table:formula="of:=IF(AND([.B427]&gt;[.E427];[.C427]=0);1;&quot;&quot;)">
            <text:p/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 office:value-type="float" office:value="1">
            <text:p>1</text:p>
          </table:table-cell>
          <table:table-cell table:formula="of:=IF(OR(AND([.G427]=1;[.I427]=1);AND([.F427]=1;[.H427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table:formula="of:=IF(AND([.B428]&gt;[.E428];[.C428]=0);1;&quot;&quot;)">
            <text:p/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 office:value-type="float" office:value="1">
            <text:p>1</text:p>
          </table:table-cell>
          <table:table-cell table:formula="of:=IF(OR(AND([.G428]=1;[.I428]=1);AND([.F428]=1;[.H428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58">
            <text:p>1258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 office:value-type="float" office:value="1">
            <text:p>1</text:p>
          </table:table-cell>
          <table:table-cell table:formula="of:=IF(OR(AND([.G429]=1;[.I429]=1);AND([.F429]=1;[.H429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205">
            <text:p>11205</text:p>
          </table:table-cell>
          <table:table-cell office:value-type="float" office:value="1">
            <text:p>1</text:p>
          </table:table-cell>
          <table:table-cell office:value-type="float" office:value="11234">
            <text:p>11234</text:p>
          </table:table-cell>
          <table:table-cell office:value-type="float" office:value="10735">
            <text:p>10735</text:p>
          </table:table-cell>
          <table:table-cell table:formula="of:=IF(AND([.B430]&gt;[.E430];[.C430]=0);1;&quot;&quot;)">
            <text:p/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 office:value-type="float" office:value="1">
            <text:p>1</text:p>
          </table:table-cell>
          <table:table-cell table:formula="of:=IF(OR(AND([.G430]=1;[.I430]=1);AND([.F430]=1;[.H430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88">
            <text:p>8188</text:p>
          </table:table-cell>
          <table:table-cell office:value-type="float" office:value="1">
            <text:p>1</text:p>
          </table:table-cell>
          <table:table-cell office:value-type="float" office:value="8188">
            <text:p>8188</text:p>
          </table:table-cell>
          <table:table-cell office:value-type="float" office:value="7786">
            <text:p>7786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 office:value-type="float" office:value="1">
            <text:p>1</text:p>
          </table:table-cell>
          <table:table-cell table:formula="of:=IF(OR(AND([.G431]=1;[.I431]=1);AND([.F431]=1;[.H431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885">
            <text:p>19885</text:p>
          </table:table-cell>
          <table:table-cell office:value-type="float" office:value="1">
            <text:p>1</text:p>
          </table:table-cell>
          <table:table-cell office:value-type="float" office:value="19921">
            <text:p>19921</text:p>
          </table:table-cell>
          <table:table-cell office:value-type="float" office:value="18900">
            <text:p>18900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 office:value-type="float" office:value="1">
            <text:p>1</text:p>
          </table:table-cell>
          <table:table-cell table:formula="of:=IF(OR(AND([.G432]=1;[.I432]=1);AND([.F432]=1;[.H432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7">
            <text:p>597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 office:value-type="float" office:value="1">
            <text:p>1</text:p>
          </table:table-cell>
          <table:table-cell table:formula="of:=IF(OR(AND([.G433]=1;[.I433]=1);AND([.F433]=1;[.H433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office:value-type="float" office:value="416">
            <text:p>416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 office:value-type="float" office:value="1">
            <text:p>1</text:p>
          </table:table-cell>
          <table:table-cell table:formula="of:=IF(OR(AND([.G434]=1;[.I434]=1);AND([.F434]=1;[.H434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office:value-type="float" office:value="700">
            <text:p>700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 office:value-type="float" office:value="1">
            <text:p>1</text:p>
          </table:table-cell>
          <table:table-cell table:formula="of:=IF(OR(AND([.G435]=1;[.I435]=1);AND([.F435]=1;[.H435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office:value-type="float" office:value="758">
            <text:p>758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472">
            <text:p>472</text:p>
          </table:table-cell>
          <table:table-cell table:formula="of:=IF(AND([.B437]&gt;[.E437];[.C437]=0);1;&quot;&quot;)">
            <text:p/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 office:value-type="float" office:value="1">
            <text:p>1</text:p>
          </table:table-cell>
          <table:table-cell table:formula="of:=IF(OR(AND([.G437]=1;[.I437]=1);AND([.F437]=1;[.H437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562">
            <text:p>562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66">
            <text:p>2366</text:p>
          </table:table-cell>
          <table:table-cell office:value-type="float" office:value="1">
            <text:p>1</text:p>
          </table:table-cell>
          <table:table-cell office:value-type="float" office:value="2365">
            <text:p>2365</text:p>
          </table:table-cell>
          <table:table-cell office:value-type="float" office:value="2283">
            <text:p>2283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610">
            <text:p>61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575">
            <text:p>575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office:value-type="float" office:value="852">
            <text:p>852</text:p>
          </table:table-cell>
          <table:table-cell office:value-type="float" office:value="824">
            <text:p>824</text:p>
          </table:table-cell>
          <table:table-cell table:formula="of:=IF(AND([.B441]&gt;[.E441];[.C441]=0);1;&quot;&quot;)">
            <text:p/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50">
            <text:p>1350</text:p>
          </table:table-cell>
          <table:table-cell office:value-type="float" office:value="1296">
            <text:p>1296</text:p>
          </table:table-cell>
          <table:table-cell table:formula="of:=IF(AND([.B442]&gt;[.E442];[.C442]=0);1;&quot;&quot;)">
            <text:p/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 office:value-type="float" office:value="1">
            <text:p>1</text:p>
          </table:table-cell>
          <table:table-cell table:formula="of:=IF(OR(AND([.G442]=1;[.I442]=1);AND([.F442]=1;[.H442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office:value-type="float" office:value="1973">
            <text:p>1973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340">
            <text:p>340</text:p>
          </table:table-cell>
          <table:table-cell table:formula="of:=IF(AND([.B444]&gt;[.E444];[.C444]=0);1;&quot;&quot;)" office:value-type="float" office:value="1">
            <text:p>1</text:p>
          </table:table-cell>
          <table:table-cell table:formula="of:=IF(AND([.B444]&lt;=[.E444];[.C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421">
            <text:p>1421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 office:value-type="float" office:value="1">
            <text:p>1</text:p>
          </table:table-cell>
          <table:table-cell table:formula="of:=IF(OR(AND([.G445]=1;[.I445]=1);AND([.F445]=1;[.H445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6">
            <text:p>1016</text:p>
          </table:table-cell>
          <table:table-cell office:value-type="float" office:value="1">
            <text:p>1</text:p>
          </table:table-cell>
          <table:table-cell office:value-type="float" office:value="1022">
            <text:p>1022</text:p>
          </table:table-cell>
          <table:table-cell office:value-type="float" office:value="972">
            <text:p>972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 office:value-type="float" office:value="1">
            <text:p>1</text:p>
          </table:table-cell>
          <table:table-cell table:formula="of:=IF(OR(AND([.G446]=1;[.I446]=1);AND([.F446]=1;[.H446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45">
            <text:p>4545</text:p>
          </table:table-cell>
          <table:table-cell office:value-type="float" office:value="1">
            <text:p>1</text:p>
          </table:table-cell>
          <table:table-cell office:value-type="float" office:value="4562">
            <text:p>4562</text:p>
          </table:table-cell>
          <table:table-cell office:value-type="float" office:value="4350">
            <text:p>4350</text:p>
          </table:table-cell>
          <table:table-cell table:formula="of:=IF(AND([.B447]&gt;[.E447];[.C447]=0);1;&quot;&quot;)">
            <text:p/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103">
            <text:p>2103</text:p>
          </table:table-cell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office:value-type="float" office:value="1978">
            <text:p>1978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 office:value-type="float" office:value="1256">
            <text:p>1256</text:p>
          </table:table-cell>
          <table:table-cell table:formula="of:=IF(AND([.B449]&gt;[.E449];[.C449]=0);1;&quot;&quot;)">
            <text:p/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080">
            <text:p>8080</text:p>
          </table:table-cell>
          <table:table-cell office:value-type="float" office:value="1">
            <text:p>1</text:p>
          </table:table-cell>
          <table:table-cell office:value-type="float" office:value="8070">
            <text:p>8070</text:p>
          </table:table-cell>
          <table:table-cell office:value-type="float" office:value="7920">
            <text:p>792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38">
            <text:p>2538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2433">
            <text:p>2433</text:p>
          </table:table-cell>
          <table:table-cell table:formula="of:=IF(AND([.B452]&gt;[.E452];[.C452]=0);1;&quot;&quot;)" office:value-type="float" office:value="1">
            <text:p>1</text:p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 office:value-type="float" office:value="1">
            <text:p>1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730">
            <text:p>1730</text:p>
          </table:table-cell>
          <table:table-cell office:value-type="float" office:value="1">
            <text:p>1</text:p>
          </table:table-cell>
          <table:table-cell office:value-type="float" office:value="1725">
            <text:p>1725</text:p>
          </table:table-cell>
          <table:table-cell office:value-type="float" office:value="1616">
            <text:p>1616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35">
            <text:p>1435</text:p>
          </table:table-cell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float" office:value="1386">
            <text:p>1386</text:p>
          </table:table-cell>
          <table:table-cell table:formula="of:=IF(AND([.B454]&gt;[.E454];[.C454]=0);1;&quot;&quot;)" office:value-type="float" office:value="1">
            <text:p>1</text:p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 office:value-type="float" office:value="1">
            <text:p>1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office:value-type="float" office:value="781">
            <text:p>781</text:p>
          </table:table-cell>
          <table:table-cell table:formula="of:=IF(AND([.B455]&gt;[.E455];[.C455]=0);1;&quot;&quot;)">
            <text:p/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531">
            <text:p>1531</text:p>
          </table:table-cell>
          <table:table-cell office:value-type="float" office:value="1432">
            <text:p>1432</text:p>
          </table:table-cell>
          <table:table-cell table:formula="of:=IF(AND([.B456]&gt;[.E456];[.C456]=0);1;&quot;&quot;)">
            <text:p/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 office:value-type="float" office:value="1">
            <text:p>1</text:p>
          </table:table-cell>
          <table:table-cell table:formula="of:=IF(OR(AND([.G456]=1;[.I456]=1);AND([.F456]=1;[.H456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800">
            <text:p>3800</text:p>
          </table:table-cell>
          <table:table-cell office:value-type="float" office:value="3610">
            <text:p>3610</text:p>
          </table:table-cell>
          <table:table-cell table:formula="of:=IF(AND([.B457]&gt;[.E457];[.C457]=0);1;&quot;&quot;)">
            <text:p/>
          </table:table-cell>
          <table:table-cell table:formula="of:=IF(AND([.B457]&lt;=[.E457];[.C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 office:value-type="float" office:value="1">
            <text:p>1</text:p>
          </table:table-cell>
          <table:table-cell table:formula="of:=IF(OR(AND([.G457]=1;[.I457]=1);AND([.F457]=1;[.H457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office:value-type="float" office:value="634">
            <text:p>634</text:p>
          </table:table-cell>
          <table:table-cell table:formula="of:=IF(AND([.B458]&gt;[.E458];[.C458]=0);1;&quot;&quot;)">
            <text:p/>
          </table:table-cell>
          <table:table-cell table:formula="of:=IF(AND([.B458]&lt;=[.E458];[.C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 office:value-type="float" office:value="1">
            <text:p>1</text:p>
          </table:table-cell>
          <table:table-cell table:formula="of:=IF(OR(AND([.G458]=1;[.I458]=1);AND([.F458]=1;[.H458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472">
            <text:p>472</text:p>
          </table:table-cell>
          <table:table-cell table:formula="of:=IF(AND([.B459]&gt;[.E459];[.C459]=0);1;&quot;&quot;)">
            <text:p/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 office:value-type="float" office:value="1">
            <text:p>1</text:p>
          </table:table-cell>
          <table:table-cell table:formula="of:=IF(OR(AND([.G459]=1;[.I459]=1);AND([.F459]=1;[.H459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52">
            <text:p>1252</text:p>
          </table:table-cell>
          <table:table-cell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203">
            <text:p>1203</text:p>
          </table:table-cell>
          <table:table-cell table:formula="of:=IF(AND([.B460]&gt;[.E460];[.C460]=0);1;&quot;&quot;)">
            <text:p/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 office:value-type="float" office:value="1">
            <text:p>1</text:p>
          </table:table-cell>
          <table:table-cell table:formula="of:=IF(OR(AND([.G460]=1;[.I460]=1);AND([.F460]=1;[.H460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45">
            <text:p>2745</text:p>
          </table:table-cell>
          <table:table-cell office:value-type="float" office:value="2691">
            <text:p>2691</text:p>
          </table:table-cell>
          <table:table-cell table:formula="of:=IF(AND([.B461]&gt;[.E461];[.C461]=0);1;&quot;&quot;)">
            <text:p/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 office:value-type="float" office:value="1">
            <text:p>1</text:p>
          </table:table-cell>
          <table:table-cell table:formula="of:=IF(OR(AND([.G461]=1;[.I461]=1);AND([.F461]=1;[.H461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145">
            <text:p>4145</text:p>
          </table:table-cell>
          <table:table-cell office:value-type="float" office:value="3910">
            <text:p>3910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805">
            <text:p>5805</text:p>
          </table:table-cell>
          <table:table-cell office:value-type="float" office:value="5620">
            <text:p>562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34">
            <text:p>1234</text:p>
          </table:table-cell>
          <table:table-cell office:value-type="float" office:value="1212">
            <text:p>1212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747">
            <text:p>2747</text:p>
          </table:table-cell>
          <table:table-cell office:value-type="float" office:value="1">
            <text:p>1</text:p>
          </table:table-cell>
          <table:table-cell office:value-type="float" office:value="2783">
            <text:p>2783</text:p>
          </table:table-cell>
          <table:table-cell office:value-type="float" office:value="2570">
            <text:p>2570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 office:value-type="float" office:value="1">
            <text:p>1</text:p>
          </table:table-cell>
          <table:table-cell table:formula="of:=IF(OR(AND([.G465]=1;[.I465]=1);AND([.F465]=1;[.H465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65">
            <text:p>3165</text:p>
          </table:table-cell>
          <table:table-cell office:value-type="float" office:value="1">
            <text:p>1</text:p>
          </table:table-cell>
          <table:table-cell office:value-type="float" office:value="3179">
            <text:p>3179</text:p>
          </table:table-cell>
          <table:table-cell office:value-type="float" office:value="3115">
            <text:p>3115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385">
            <text:p>4385</text:p>
          </table:table-cell>
          <table:table-cell office:value-type="float" office:value="1">
            <text:p>1</text:p>
          </table:table-cell>
          <table:table-cell office:value-type="float" office:value="4370">
            <text:p>4370</text:p>
          </table:table-cell>
          <table:table-cell office:value-type="float" office:value="4145">
            <text:p>4145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63">
            <text:p>7763</text:p>
          </table:table-cell>
          <table:table-cell office:value-type="float" office:value="1">
            <text:p>1</text:p>
          </table:table-cell>
          <table:table-cell office:value-type="float" office:value="7737">
            <text:p>7737</text:p>
          </table:table-cell>
          <table:table-cell office:value-type="float" office:value="7505">
            <text:p>7505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office:value-type="float" office:value="932">
            <text:p>932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68">
            <text:p>1068</text:p>
          </table:table-cell>
          <table:table-cell office:value-type="float" office:value="1">
            <text:p>1</text:p>
          </table:table-cell>
          <table:table-cell office:value-type="float" office:value="1058">
            <text:p>1058</text:p>
          </table:table-cell>
          <table:table-cell office:value-type="float" office:value="1026">
            <text:p>1026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74">
            <text:p>2674</text:p>
          </table:table-cell>
          <table:table-cell office:value-type="float" office:value="2639">
            <text:p>2639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 office:value-type="float" office:value="1">
            <text:p>1</text:p>
          </table:table-cell>
          <table:table-cell table:formula="of:=IF(OR(AND([.G471]=1;[.I471]=1);AND([.F471]=1;[.H471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20">
            <text:p>3220</text:p>
          </table:table-cell>
          <table:table-cell office:value-type="float" office:value="1">
            <text:p>1</text:p>
          </table:table-cell>
          <table:table-cell office:value-type="float" office:value="3237">
            <text:p>3237</text:p>
          </table:table-cell>
          <table:table-cell office:value-type="float" office:value="3120">
            <text:p>3120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 office:value-type="float" office:value="1">
            <text:p>1</text:p>
          </table:table-cell>
          <table:table-cell table:formula="of:=IF(OR(AND([.G472]=1;[.I472]=1);AND([.F472]=1;[.H472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3823">
            <text:p>3823</text:p>
          </table:table-cell>
          <table:table-cell office:value-type="float" office:value="3730">
            <text:p>3730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391">
            <text:p>391</text:p>
          </table:table-cell>
          <table:table-cell table:formula="of:=IF(AND([.B474]&gt;[.E474];[.C474]=0);1;&quot;&quot;)">
            <text:p/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53">
            <text:p>453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650">
            <text:p>9650</text:p>
          </table:table-cell>
          <table:table-cell office:value-type="float" office:value="1">
            <text:p>1</text:p>
          </table:table-cell>
          <table:table-cell office:value-type="float" office:value="9795">
            <text:p>9795</text:p>
          </table:table-cell>
          <table:table-cell office:value-type="float" office:value="9370">
            <text:p>937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 office:value-type="float" office:value="1">
            <text:p>1</text:p>
          </table:table-cell>
          <table:table-cell table:formula="of:=IF(OR(AND([.G476]=1;[.I476]=1);AND([.F476]=1;[.H476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925">
            <text:p>3925</text:p>
          </table:table-cell>
          <table:table-cell office:value-type="float" office:value="1">
            <text:p>1</text:p>
          </table:table-cell>
          <table:table-cell office:value-type="float" office:value="3915">
            <text:p>3915</text:p>
          </table:table-cell>
          <table:table-cell office:value-type="float" office:value="3785">
            <text:p>378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60">
            <text:p>406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955">
            <text:p>3955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94">
            <text:p>2394</text:p>
          </table:table-cell>
          <table:table-cell office:value-type="float" office:value="1">
            <text:p>1</text:p>
          </table:table-cell>
          <table:table-cell office:value-type="float" office:value="2385">
            <text:p>2385</text:p>
          </table:table-cell>
          <table:table-cell office:value-type="float" office:value="2290">
            <text:p>2290</text:p>
          </table:table-cell>
          <table:table-cell table:formula="of:=IF(AND([.B479]&gt;[.E479];[.C479]=0);1;&quot;&quot;)">
            <text:p/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88">
            <text:p>3388</text:p>
          </table:table-cell>
          <table:table-cell office:value-type="float" office:value="3215">
            <text:p>3215</text:p>
          </table:table-cell>
          <table:table-cell table:formula="of:=IF(AND([.B480]&gt;[.E480];[.C480]=0);1;&quot;&quot;)" office:value-type="float" office:value="1">
            <text:p>1</text:p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9265">
            <text:p>49265</text:p>
          </table:table-cell>
          <table:table-cell office:value-type="float" office:value="1">
            <text:p>1</text:p>
          </table:table-cell>
          <table:table-cell office:value-type="float" office:value="50043">
            <text:p>50043</text:p>
          </table:table-cell>
          <table:table-cell office:value-type="float" office:value="47480">
            <text:p>47480</text:p>
          </table:table-cell>
          <table:table-cell table:formula="of:=IF(AND([.B482]&gt;[.E482];[.C482]=0);1;&quot;&quot;)">
            <text:p/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063">
            <text:p>7063</text:p>
          </table:table-cell>
          <table:table-cell office:value-type="float" office:value="1">
            <text:p>1</text:p>
          </table:table-cell>
          <table:table-cell office:value-type="float" office:value="7093">
            <text:p>7093</text:p>
          </table:table-cell>
          <table:table-cell office:value-type="float" office:value="6853">
            <text:p>6853</text:p>
          </table:table-cell>
          <table:table-cell table:formula="of:=IF(AND([.B483]&gt;[.E483];[.C483]=0);1;&quot;&quot;)">
            <text:p/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 office:value-type="float" office:value="1">
            <text:p>1</text:p>
          </table:table-cell>
          <table:table-cell table:formula="of:=IF(OR(AND([.G483]=1;[.I483]=1);AND([.F483]=1;[.H483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0">
            <text:p>0</text:p>
          </table:table-cell>
          <table:table-cell office:value-type="float" office:value="6722">
            <text:p>6722</text:p>
          </table:table-cell>
          <table:table-cell office:value-type="float" office:value="6530">
            <text:p>6530</text:p>
          </table:table-cell>
          <table:table-cell table:formula="of:=IF(AND([.B484]&gt;[.E484];[.C484]=0);1;&quot;&quot;)" office:value-type="float" office:value="1">
            <text:p>1</text:p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 office:value-type="float" office:value="1">
            <text:p>1</text:p>
          </table:table-cell>
        </table:table-row>
        <table:table-row table:style-name="ro2">
          <table:table-cell table:number-columns-repeated="7"/>
          <table:table-cell table:formula="of:=SUM([.H2:.H484])" office:value-type="float" office:value="15">
            <text:p>15</text:p>
          </table:table-cell>
          <table:table-cell table:formula="of:=SUM([.I2:.I484])" office:value-type="float" office:value="304">
            <text:p>304</text:p>
          </table:table-cell>
          <table:table-cell table:formula="of:=SUM([.J2:.J484])" office:value-type="float" office:value="14">
            <text:p>14</text:p>
          </table:table-cell>
        </table:table-row>
        <table:table-row table:style-name="ro2">
          <table:table-cell table:number-columns-repeated="9"/>
          <table:table-cell table:formula="of:=([.J485]/([.H485]+[.I485]))*100" office:value-type="float" office:value="4.38871473354232">
            <text:p>4.3887147335</text:p>
          </table:table-cell>
        </table:table-row>
        <table:table-row table:style-name="ro2" table:number-rows-repeated="104808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0:53:02</dc:date>
    <dc:creator>debian </dc:creator>
    <meta:generator>LibreOffice/3.5$Linux_x86 LibreOffice_project/350m1$Build-2</meta:generator>
    <meta:editing-duration>P0D</meta:editing-duration>
    <meta:editing-cycles>2</meta:editing-cycles>
    <meta:document-statistic meta:table-count="1" meta:cell-count="4844" meta:object-count="0"/>
  </office:meta>
</office:document-meta>
</file>